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705.46pt"/>
    </style:style>
    <style:style style:name="co5" style:family="table-column">
      <style:table-column-properties fo:break-before="auto" style:column-width="640.4pt"/>
    </style:style>
    <style:style style:name="co6" style:family="table-column">
      <style:table-column-properties fo:break-before="auto" style:column-width="54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tiwari_datas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<text:s/>PDB</text:p>
          </table:table-cell>
          <table:table-cell table:style-name="ce1" office:value-type="string" calcext:value-type="string">
            <text:p><text:s/>Domains</text:p>
          </table:table-cell>
          <table:table-cell table:style-name="ce1" office:value-type="string" calcext:value-type="string">
            <text:p><text:s/>CATH</text:p>
          </table:table-cell>
          <table:table-cell table:style-name="ce1" office:value-type="string" calcext:value-type="string">
            <text:p><text:s/>K-Means</text:p>
          </table:table-cell>
          <table:table-cell table:style-name="ce1" office:value-type="string" calcext:value-type="string">
            <text:p><text:s/>Accuracy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jh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194 - A <text:s/>396 - <text:s/>1 <text:s/>A <text:s text:c="3"/>1 - A <text:s/>193 - </text:p>
          </table:table-cell>
          <table:table-cell office:value-type="string" calcext:value-type="string">
            <text:p><text:s/>186 - 264 289 - 396 -- 1 - 185 265 - 288 -- </text:p>
          </table:table-cell>
          <table:table-cell office:value-type="float" office:value="91.92" calcext:value-type="float">
            <text:p>91.9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c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4 - A <text:s text:c="2"/>63 - <text:s/>1 <text:s/>A <text:s text:c="2"/>64 - A <text:s/>123 - </text:p>
          </table:table-cell>
          <table:table-cell office:value-type="string" calcext:value-type="string">
            <text:p><text:s/>4 - 63 -- 64 - 123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a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3 - A <text:s/>100 - <text:s/>1 <text:s/>A <text:s/>111 - A <text:s/>292 - </text:p>
          </table:table-cell>
          <table:table-cell office:value-type="string" calcext:value-type="string">
            <text:p><text:s/>17 - 100 -- 101 - 292 -- 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hx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-3 - A <text:s/>147 - <text:s/>1 <text:s/>A <text:s/>148 - A <text:s/>345 - </text:p>
          </table:table-cell>
          <table:table-cell office:value-type="string" calcext:value-type="string">
            <text:p><text:s/>-3 - 144 -- 145 - 345 -- </text:p>
          </table:table-cell>
          <table:table-cell office:value-type="float" office:value="99.14" calcext:value-type="float">
            <text:p>99.1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dl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201 - <text:s/>1 <text:s/>A <text:s/>202 - A <text:s/>317 - </text:p>
          </table:table-cell>
          <table:table-cell office:value-type="string" calcext:value-type="string">
            <text:p><text:s/>1 - 210 -- 211 - 317 -- </text:p>
          </table:table-cell>
          <table:table-cell office:value-type="float" office:value="97.16" calcext:value-type="float">
            <text:p>97.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b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2"/>21 - B <text:s/>235 - <text:s/>1 <text:s/>B <text:s/>236 - B <text:s/>439 - </text:p>
          </table:table-cell>
          <table:table-cell office:value-type="string" calcext:value-type="string">
            <text:p><text:s/>21 - 151 174 - 236 372 - 395 -- 152 - 173 237 - 371 396 - 439 -- </text:p>
          </table:table-cell>
          <table:table-cell office:value-type="float" office:value="88.78" calcext:value-type="float">
            <text:p>88.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y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326 - <text:s/>1 <text:s/>A <text:s/>327 - A <text:s/>535 - </text:p>
          </table:table-cell>
          <table:table-cell office:value-type="string" calcext:value-type="string">
            <text:p><text:s/>2 - 324 -- 325 - 535 -- </text:p>
          </table:table-cell>
          <table:table-cell office:value-type="float" office:value="99.63" calcext:value-type="float">
            <text:p>99.6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fa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/>353 - A <text:s/>523 - <text:s/>1 <text:s/>A <text:s text:c="2"/>40 - A <text:s/>195 - <text:s/>2 <text:s/>A <text:s text:c="3"/>3 - A <text:s text:c="2"/>39 - <text:s/>A <text:s/>196 - A <text:s/>352 - </text:p>
          </table:table-cell>
          <table:table-cell office:value-type="string" calcext:value-type="string">
            <text:p><text:s/>353 - 523 -- 42 - 195 307 - 319 -- 3 - 41 196 - 306 320 - 352 -- </text:p>
          </table:table-cell>
          <table:table-cell office:value-type="float" office:value="97.12" calcext:value-type="float">
            <text:p>97.1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k8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9 - A <text:s/>249 - <text:s/>1 <text:s/>A <text:s/>250 - A <text:s/>312 - </text:p>
          </table:table-cell>
          <table:table-cell office:value-type="string" calcext:value-type="string">
            <text:p><text:s/>73 - 235 -- 19 - 72 235 - 312 -- </text:p>
          </table:table-cell>
          <table:table-cell office:value-type="float" office:value="74.34" calcext:value-type="float">
            <text:p>74.3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o8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 <text:s/>B <text:s text:c="2"/>11 - B <text:s/>111 - <text:s/>B <text:s/>307 - B <text:s/>319 - <text:s/>1 <text:s/>B <text:s/>112 - B <text:s/>305 - <text:s/>2 <text:s/>B <text:s/>320 - B <text:s/>503 - <text:s/>B <text:s/>593 - B <text:s/>596 - <text:s/>3 <text:s/>B <text:s/>504 - B <text:s/>592 - <text:s/>B <text:s/>597 - B <text:s/>616 - <text:s/>B <text:s/>621 - B <text:s/>690 - </text:p>
          </table:table-cell>
          <table:table-cell office:value-type="string" calcext:value-type="string">
            <text:p><text:s/>11 - 57 82 - 115 307 - 360 668 - 687 -- 116 - 234 -- 361 - 512 688 - 689 -- 58 - 81 235 - 306 513 - 667 -- </text:p>
          </table:table-cell>
          <table:table-cell office:value-type="float" office:value="73.93" calcext:value-type="float">
            <text:p>73.9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d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187 - <text:s/>1 <text:s/>A <text:s/>200 - A <text:s/>379 - <text:s/>1 <text:s/>A <text:s/>380 - A <text:s/>535 - </text:p>
          </table:table-cell>
          <table:table-cell office:value-type="string" calcext:value-type="string">
            <text:p><text:s/>1 - 199 377 - 378 -- 200 - 376 -- 379 - 535 -- </text:p>
          </table:table-cell>
          <table:table-cell office:value-type="float" office:value="99.43" calcext:value-type="float">
            <text:p>99.4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f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298 - <text:s/>1 <text:s/>A <text:s/>299 - A <text:s/>425 - </text:p>
          </table:table-cell>
          <table:table-cell office:value-type="string" calcext:value-type="string">
            <text:p><text:s/>1 - 295 -- 296 - 425 -- </text:p>
          </table:table-cell>
          <table:table-cell office:value-type="float" office:value="99.29" calcext:value-type="float">
            <text:p>99.2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p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 text:c="2"/>59 - <text:s/>A <text:s/>100 - A <text:s/>106 - <text:s/>1 <text:s/>A <text:s text:c="2"/>60 - A <text:s text:c="2"/>99 - </text:p>
          </table:table-cell>
          <table:table-cell office:value-type="string" calcext:value-type="string">
            <text:p><text:s/>1 - 50 -- 51 - 106 -- </text:p>
          </table:table-cell>
          <table:table-cell office:value-type="float" office:value="84.91" calcext:value-type="float">
            <text:p>84.9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j1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3"/>1 - B <text:s/>171 - <text:s/>1 <text:s/>B <text:s/>172 - B <text:s/>395 - </text:p>
          </table:table-cell>
          <table:table-cell office:value-type="string" calcext:value-type="string">
            <text:p><text:s/>1 - 69 86 - 202 -- 70 - 85 203 - 395 -- </text:p>
          </table:table-cell>
          <table:table-cell office:value-type="float" office:value="88.1" calcext:value-type="float">
            <text:p>88.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ab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40 - <text:s/>1 <text:s/>A <text:s/>141 - A <text:s/>283 - </text:p>
          </table:table-cell>
          <table:table-cell office:value-type="string" calcext:value-type="string">
            <text:p><text:s/>1 - 141 -- 141 - 282 -- </text:p>
          </table:table-cell>
          <table:table-cell office:value-type="float" office:value="99.65" calcext:value-type="float">
            <text:p>99.6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a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/>133 - <text:s/>A <text:s/>292 - A <text:s/>310 - <text:s/>1 <text:s/>A <text:s/>134 - A <text:s/>291 - </text:p>
          </table:table-cell>
          <table:table-cell office:value-type="string" calcext:value-type="string">
            <text:p><text:s/>1 - 140 290 - 310 -- 141 - 289 -- </text:p>
          </table:table-cell>
          <table:table-cell office:value-type="float" office:value="97.1" calcext:value-type="float">
            <text:p>97.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dw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 text:c="2"/>88 - <text:s/>1 <text:s/>A <text:s text:c="2"/>89 - A <text:s/>156 - </text:p>
          </table:table-cell>
          <table:table-cell office:value-type="string" calcext:value-type="string">
            <text:p><text:s/>2 - 85 -- 86 - 156 -- </text:p>
          </table:table-cell>
          <table:table-cell office:value-type="float" office:value="98.06" calcext:value-type="float">
            <text:p>98.0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s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3 - A <text:s text:c="2"/>88 - <text:s/>1 <text:s/>A <text:s text:c="2"/>90 - A <text:s/>343 - <text:s/>1 <text:s/>A <text:s/>344 - A <text:s/>466 - </text:p>
          </table:table-cell>
          <table:table-cell office:value-type="string" calcext:value-type="string">
            <text:p><text:s/>3 - 136 -- 137 - 183 212 - 344 -- 184 - 211 345 - 466 -- </text:p>
          </table:table-cell>
          <table:table-cell office:value-type="float" office:value="83.59" calcext:value-type="float">
            <text:p>83.5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h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2"/>25 - A <text:s/>234 - <text:s/>1 <text:s/>A <text:s/>235 - A <text:s/>618 - <text:s/>1 <text:s/>A <text:s/>619 - A <text:s/>899 - <text:s/>1 <text:s/>A <text:s/>900 - A 1021 - </text:p>
          </table:table-cell>
          <table:table-cell office:value-type="string" calcext:value-type="string">
            <text:p><text:s/>25 - 236 291 - 336 371 - 388 -- 237 - 290 337 - 370 389 - 547 567 - 616 -- 548 - 566 650 - 718 739 - 895 -- 617 - 649 719 - 738 896 - 1021 -- </text:p>
          </table:table-cell>
          <table:table-cell office:value-type="float" office:value="85.76" calcext:value-type="float">
            <text:p>85.7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h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3 - A <text:s/>262 - <text:s/>1 <text:s/>A <text:s/>263 - A <text:s/>356 - </text:p>
          </table:table-cell>
          <table:table-cell office:value-type="string" calcext:value-type="string">
            <text:p><text:s/>26 - 73 91 - 261 -- 74 - 90 262 - 356 -- </text:p>
          </table:table-cell>
          <table:table-cell office:value-type="float" office:value="88.42" calcext:value-type="float">
            <text:p>88.4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f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I <text:s/>658 - I <text:s/>752 - <text:s/>1 <text:s/>I <text:s/>753 - I <text:s/>841 - <text:s/>1 <text:s/>I <text:s/>842 - I <text:s/>939 - </text:p>
          </table:table-cell>
          <table:table-cell office:value-type="string" calcext:value-type="string">
            <text:p><text:s/>658 - 751 -- 752 - 839 887 - 888 -- 840 - 886 889 - 939 -- </text:p>
          </table:table-cell>
          <table:table-cell office:value-type="float" office:value="98.23" calcext:value-type="float">
            <text:p>98.2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a6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 text:c="2"/>17 - A <text:s/>143 - <text:s/>A <text:s/>403 - A <text:s/>519 - <text:s/>2 <text:s/>A <text:s/>144 - A <text:s/>213 - <text:s/>A <text:s/>367 - A <text:s/>402 - <text:s/>1 <text:s/>A <text:s/>214 - A <text:s/>366 - </text:p>
          </table:table-cell>
          <table:table-cell office:value-type="string" calcext:value-type="string">
            <text:p><text:s/>17 - 42 97 - 142 405 - 519 -- 43 - 96 143 - 217 366 - 404 -- 218 - 365 -- </text:p>
          </table:table-cell>
          <table:table-cell office:value-type="float" office:value="87.67" calcext:value-type="float">
            <text:p>87.6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o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3"/>1 - B <text:s text:c="2"/>91 - <text:s/>1 <text:s/>B <text:s text:c="2"/>92 - B <text:s/>227 - </text:p>
          </table:table-cell>
          <table:table-cell office:value-type="string" calcext:value-type="string">
            <text:p><text:s/>23 - 81 -- 1 - 22 82 - 227 -- </text:p>
          </table:table-cell>
          <table:table-cell office:value-type="float" office:value="85.9" calcext:value-type="float">
            <text:p>85.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a1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/>103 - A <text:s/>132 - <text:s/>1 <text:s/>A <text:s/>133 - A <text:s/>159 - <text:s/>1 <text:s/>A <text:s/>160 - A <text:s/>186 - </text:p>
          </table:table-cell>
          <table:table-cell office:value-type="string" calcext:value-type="string">
            <text:p><text:s/>103 - 132 -- 133 - 160 -- 161 - 186 -- </text:p>
          </table:table-cell>
          <table:table-cell office:value-type="float" office:value="98.81" calcext:value-type="float">
            <text:p>98.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b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D <text:s/>197 - D <text:s/>241 - <text:s/>1 <text:s/>D <text:s text:c="3"/>1 - D <text:s/>196 - </text:p>
          </table:table-cell>
          <table:table-cell office:value-type="string" calcext:value-type="string">
            <text:p><text:s/>206 - 241 -- 1 - 205 -- </text:p>
          </table:table-cell>
          <table:table-cell office:value-type="float" office:value="96.27" calcext:value-type="float">
            <text:p>96.27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t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/>195 - A <text:s/>376 - <text:s/>A <text:s/>541 - A <text:s/>562 - <text:s/>1 <text:s/>A <text:s/>377 - A <text:s/>540 - <text:s/>1 <text:s/>A <text:s/>563 - A <text:s/>660 - </text:p>
          </table:table-cell>
          <table:table-cell office:value-type="string" calcext:value-type="string">
            <text:p><text:s/>227 - 262 280 - 365 -- 366 - 561 -- 195 - 226 263 - 279 562 - 660 -- </text:p>
          </table:table-cell>
          <table:table-cell office:value-type="float" office:value="82.4" calcext:value-type="float">
            <text:p>82.4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ni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202 - <text:s/>1 <text:s/>A <text:s/>203 - A <text:s/>318 - </text:p>
          </table:table-cell>
          <table:table-cell office:value-type="string" calcext:value-type="string">
            <text:p><text:s/>2 - 164 183 - 199 -- 165 - 182 200 - 318 -- </text:p>
          </table:table-cell>
          <table:table-cell office:value-type="float" office:value="93.38" calcext:value-type="float">
            <text:p>93.3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eh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3"/>3 - B <text:s text:c="2"/>46 - <text:s/>1 <text:s/>B <text:s text:c="2"/>47 - B <text:s/>168 - </text:p>
          </table:table-cell>
          <table:table-cell office:value-type="string" calcext:value-type="string">
            <text:p><text:s/>3 - 35 -- 36 - 168 -- </text:p>
          </table:table-cell>
          <table:table-cell office:value-type="float" office:value="93.37" calcext:value-type="float">
            <text:p>93.3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h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D <text:s text:c="3"/>9 - D <text:s text:c="2"/>81 - <text:s/>1 <text:s/>D <text:s text:c="2"/>82 - D <text:s/>357 - <text:s/>1 <text:s/>D <text:s/>358 - D <text:s/>475 - </text:p>
          </table:table-cell>
          <table:table-cell office:value-type="string" calcext:value-type="string">
            <text:p><text:s/>9 - 98 262 - 288 -- 99 - 261 289 - 331 -- 332 - 419 421 - 475 -- </text:p>
          </table:table-cell>
          <table:table-cell office:value-type="float" office:value="84.8" calcext:value-type="float">
            <text:p>84.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fc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 text:c="3"/>1 - A <text:s/>116 - <text:s/>A <text:s/>256 - A <text:s/>327 - <text:s/>1 <text:s/>A <text:s/>117 - A <text:s/>255 - <text:s/>1 <text:s/>A <text:s/>328 - A <text:s/>401 - </text:p>
          </table:table-cell>
          <table:table-cell office:value-type="string" calcext:value-type="string">
            <text:p><text:s/>1 - 107 257 - 333 -- 108 - 256 -- 334 - 401 -- </text:p>
          </table:table-cell>
          <table:table-cell office:value-type="float" office:value="96.01" calcext:value-type="float">
            <text:p>96.0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nx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 text:c="2"/>73 - <text:s/>1 <text:s/>A <text:s text:c="2"/>74 - A <text:s/>247 - </text:p>
          </table:table-cell>
          <table:table-cell office:value-type="string" calcext:value-type="string">
            <text:p><text:s/>2 - 75 132 - 154 -- 76 - 131 155 - 246 -- </text:p>
          </table:table-cell>
          <table:table-cell office:value-type="float" office:value="89.43" calcext:value-type="float">
            <text:p>89.4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d5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3 - A <text:s text:c="2"/>55 - <text:s/>1 <text:s/>A <text:s text:c="2"/>56 - A <text:s/>121 - <text:s/>1 <text:s/>A <text:s/>122 - A <text:s/>294 - </text:p>
          </table:table-cell>
          <table:table-cell office:value-type="string" calcext:value-type="string">
            <text:p><text:s/>3 - 57 -- 58 - 125 241 - 294 -- 126 - 240 -- </text:p>
          </table:table-cell>
          <table:table-cell office:value-type="float" office:value="79.45" calcext:value-type="float">
            <text:p>79.45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af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1 - A <text:s text:c="2"/>90 - <text:s/>1 <text:s/>A <text:s text:c="2"/>91 - A <text:s/>284 - </text:p>
          </table:table-cell>
          <table:table-cell office:value-type="string" calcext:value-type="string">
            <text:p><text:s/>11 - 91 -- 92 - 284 -- </text:p>
          </table:table-cell>
          <table:table-cell office:value-type="float" office:value="99.64" calcext:value-type="float">
            <text:p>99.6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d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57 - <text:s/>1 <text:s/>A <text:s text:c="2"/>58 - A <text:s/>128 - </text:p>
          </table:table-cell>
          <table:table-cell office:value-type="string" calcext:value-type="string">
            <text:p><text:s/>1 - 52 -- 53 - 128 -- </text:p>
          </table:table-cell>
          <table:table-cell office:value-type="float" office:value="96.09" calcext:value-type="float">
            <text:p>96.09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q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3"/>1 - A <text:s text:c="2"/>77 - <text:s/>1 <text:s/>A <text:s/>160 - A <text:s/>200 - <text:s/>1 <text:s/>A <text:s/>232 - A <text:s/>283 - <text:s/>1 <text:s/>A <text:s/>317 - A <text:s/>360 - </text:p>
          </table:table-cell>
          <table:table-cell office:value-type="string" calcext:value-type="string">
            <text:p><text:s/>1 - 77 -- 160 - 200 -- 232 - 283 -- 317 - 360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j5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4 - A <text:s text:c="2"/>67 - <text:s/>1 <text:s/>A <text:s text:c="2"/>68 - A <text:s/>174 - </text:p>
          </table:table-cell>
          <table:table-cell office:value-type="string" calcext:value-type="string">
            <text:p><text:s/>4 - 71 -- 72 - 174 -- </text:p>
          </table:table-cell>
          <table:table-cell office:value-type="float" office:value="97.66" calcext:value-type="float">
            <text:p>97.66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gz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 text:c="2"/>78 - <text:s/>1 <text:s/>A <text:s text:c="2"/>79 - A <text:s/>243 - </text:p>
          </table:table-cell>
          <table:table-cell office:value-type="string" calcext:value-type="string">
            <text:p><text:s/>2 - 78 -- 79 - 243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e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F <text:s text:c="3"/>9 - F <text:s text:c="2"/>81 - <text:s/>1 <text:s/>F <text:s text:c="2"/>82 - F <text:s/>357 - <text:s/>1 <text:s/>F <text:s/>358 - F <text:s/>474 - </text:p>
          </table:table-cell>
          <table:table-cell office:value-type="string" calcext:value-type="string">
            <text:p><text:s/>9 - 98 262 - 288 -- 99 - 261 289 - 331 -- 332 - 419 421 - 474 -- </text:p>
          </table:table-cell>
          <table:table-cell office:value-type="float" office:value="84.76" calcext:value-type="float">
            <text:p>84.7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y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4 - A <text:s text:c="2"/>99 - <text:s/>A <text:s/>238 - A <text:s/>458 - <text:s/>1 <text:s/>A <text:s/>100 - A <text:s/>237 - </text:p>
          </table:table-cell>
          <table:table-cell office:value-type="string" calcext:value-type="string">
            <text:p><text:s/>4 - 98 169 - 188 253 - 434 437 - 458 -- 99 - 168 189 - 252 435 - 436 -- </text:p>
          </table:table-cell>
          <table:table-cell office:value-type="float" office:value="91.65" calcext:value-type="float">
            <text:p>91.6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ck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62 - <text:s/>1 <text:s/>A <text:s text:c="2"/>63 - A <text:s/>126 - </text:p>
          </table:table-cell>
          <table:table-cell office:value-type="string" calcext:value-type="string">
            <text:p><text:s/>1 - 62 -- 63 - 126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bw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5 - A <text:s text:c="2"/>70 - <text:s/>1 <text:s/>A <text:s text:c="2"/>71 - A <text:s/>233 - </text:p>
          </table:table-cell>
          <table:table-cell office:value-type="string" calcext:value-type="string">
            <text:p><text:s/>5 - 82 -- 83 - 233 -- </text:p>
          </table:table-cell>
          <table:table-cell office:value-type="float" office:value="94.76" calcext:value-type="float">
            <text:p>94.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ew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/>131 - A <text:s/>245 - <text:s/>2 <text:s/>A <text:s/>246 - A <text:s/>352 - <text:s/>A <text:s/>518 - A <text:s/>541 - <text:s/>1 <text:s/>A <text:s/>542 - A <text:s/>765 - </text:p>
          </table:table-cell>
          <table:table-cell office:value-type="string" calcext:value-type="string">
            <text:p><text:s/>131 - 259 328 - 518 -- 260 - 327 519 - 569 595 - 622 -- 570 - 594 623 - 655 657 - 765 -- </text:p>
          </table:table-cell>
          <table:table-cell office:value-type="float" office:value="79.36" calcext:value-type="float">
            <text:p>79.36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e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H <text:s text:c="3"/>1 - H <text:s/>113 - <text:s/>1 <text:s/>H <text:s/>114 - H <text:s/>212 - </text:p>
          </table:table-cell>
          <table:table-cell office:value-type="string" calcext:value-type="string">
            <text:p><text:s/>1 - 114 -- 115 - 212 -- </text:p>
          </table:table-cell>
          <table:table-cell office:value-type="float" office:value="99.53" calcext:value-type="float">
            <text:p>99.53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a8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3 - A <text:s/>126 - <text:s/>1 <text:s/>A <text:s/>127 - A <text:s/>228 - <text:s/>1 <text:s/>A <text:s/>229 - A <text:s/>347 - </text:p>
          </table:table-cell>
          <table:table-cell office:value-type="string" calcext:value-type="string">
            <text:p><text:s/>3 - 123 -- 124 - 235 -- 237 - 347 -- </text:p>
          </table:table-cell>
          <table:table-cell office:value-type="float" office:value="96.81" calcext:value-type="float">
            <text:p>96.8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hr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4 - A <text:s/>191 - <text:s/>1 <text:s/>A <text:s/>192 - A <text:s/>309 - <text:s/>1 <text:s/>A <text:s/>310 - A <text:s/>469 - </text:p>
          </table:table-cell>
          <table:table-cell office:value-type="string" calcext:value-type="string">
            <text:p><text:s/>26 - 226 -- 227 - 304 -- 305 - 348 348 - 386 386 - 468 -- </text:p>
          </table:table-cell>
          <table:table-cell office:value-type="float" office:value="86.48" calcext:value-type="float">
            <text:p>86.4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a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83 - <text:s/>1 <text:s/>A <text:s text:c="2"/>84 - A <text:s/>174 - </text:p>
          </table:table-cell>
          <table:table-cell office:value-type="string" calcext:value-type="string">
            <text:p><text:s/>1 - 83 -- 84 - 174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vq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-2 - A <text:s/>230 - <text:s/>1 <text:s/>A <text:s/>231 - A <text:s/>287 - </text:p>
          </table:table-cell>
          <table:table-cell office:value-type="string" calcext:value-type="string">
            <text:p><text:s/>-2 - 230 -- 231 - 287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cj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4 - A <text:s/>153 - <text:s/>1 <text:s/>A <text:s/>154 - A <text:s/>356 - </text:p>
          </table:table-cell>
          <table:table-cell office:value-type="string" calcext:value-type="string">
            <text:p><text:s/>4 - 184 -- 185 - 355 -- </text:p>
          </table:table-cell>
          <table:table-cell office:value-type="float" office:value="90.93" calcext:value-type="float">
            <text:p>90.93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ux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813 - A <text:s/>939 - <text:s/>1 <text:s/>A <text:s/>940 - A 1152 - </text:p>
          </table:table-cell>
          <table:table-cell office:value-type="string" calcext:value-type="string">
            <text:p><text:s/>827 - 938 -- 939 - 1152 -- </text:p>
          </table:table-cell>
          <table:table-cell office:value-type="float" office:value="95.59" calcext:value-type="float">
            <text:p>95.5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y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64 - <text:s/>1 <text:s/>A <text:s text:c="2"/>65 - A <text:s/>122 - </text:p>
          </table:table-cell>
          <table:table-cell office:value-type="string" calcext:value-type="string">
            <text:p><text:s/>1 - 65 -- 66 - 122 -- </text:p>
          </table:table-cell>
          <table:table-cell office:value-type="float" office:value="99.18" calcext:value-type="float">
            <text:p>99.1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pv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92 - A <text:s/>250 - <text:s/>1 <text:s/>A <text:s/>251 - A <text:s/>371 - </text:p>
          </table:table-cell>
          <table:table-cell office:value-type="string" calcext:value-type="string">
            <text:p><text:s/>92 - 183 183 - 250 308 - 309 -- 251 - 307 310 - 371 -- </text:p>
          </table:table-cell>
          <table:table-cell office:value-type="float" office:value="99.29" calcext:value-type="float">
            <text:p>99.2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fb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3 - A <text:s/>140 - <text:s/>1 <text:s/>A <text:s/>143 - A <text:s/>225 - </text:p>
          </table:table-cell>
          <table:table-cell office:value-type="string" calcext:value-type="string">
            <text:p><text:s/>3 - 140 -- 141 - 225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n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/>110 - A <text:s/>142 - <text:s/>A <text:s/>209 - A <text:s/>255 - <text:s/>1 <text:s/>A <text:s/>143 - A <text:s/>208 - <text:s/>1 <text:s/>A <text:s/>256 - A <text:s/>337 - </text:p>
          </table:table-cell>
          <table:table-cell office:value-type="string" calcext:value-type="string">
            <text:p><text:s/>110 - 139 212 - 255 -- 140 - 211 -- 256 - 337 -- </text:p>
          </table:table-cell>
          <table:table-cell office:value-type="float" office:value="97.37" calcext:value-type="float">
            <text:p>97.37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m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3"/>8 - A <text:s/>198 - <text:s/>1 <text:s/>A <text:s/>199 - A <text:s/>308 - <text:s/>1 <text:s/>A <text:s/>309 - A <text:s/>480 - <text:s/>1 <text:s/>A <text:s/>481 - A <text:s/>580 - </text:p>
          </table:table-cell>
          <table:table-cell office:value-type="string" calcext:value-type="string">
            <text:p><text:s/>8 - 226 -- 227 - 305 -- 306 - 500 -- 501 - 580 -- </text:p>
          </table:table-cell>
          <table:table-cell office:value-type="float" office:value="91.1" calcext:value-type="float">
            <text:p>91.1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q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46 - <text:s/>1 <text:s/>A <text:s text:c="2"/>48 - A <text:s/>132 - </text:p>
          </table:table-cell>
          <table:table-cell office:value-type="string" calcext:value-type="string">
            <text:p><text:s/>1 - 41 -- 42 - 132 -- </text:p>
          </table:table-cell>
          <table:table-cell office:value-type="float" office:value="96.18" calcext:value-type="float">
            <text:p>96.18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e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 text:c="3"/>3 - A <text:s/>290 - <text:s/>A <text:s/>381 - A <text:s/>448 - <text:s/>1 <text:s/>A <text:s/>291 - A <text:s/>380 - <text:s/>1 <text:s/>A <text:s/>449 - A <text:s/>498 - </text:p>
          </table:table-cell>
          <table:table-cell office:value-type="string" calcext:value-type="string">
            <text:p><text:s/>3 - 211 401 - 405 -- 212 - 239 287 - 400 406 - 438 -- 240 - 286 439 - 498 -- </text:p>
          </table:table-cell>
          <table:table-cell office:value-type="float" office:value="71.37" calcext:value-type="float">
            <text:p>71.37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 text:c="2"/>64 - <text:s/>1 <text:s/>A <text:s text:c="2"/>65 - A <text:s/>270 - <text:s/>1 <text:s/>A <text:s/>271 - A <text:s/>317 - </text:p>
          </table:table-cell>
          <table:table-cell office:value-type="string" calcext:value-type="string">
            <text:p><text:s/>1 - 66 -- 67 - 166 184 - 255 -- 167 - 183 256 - 317 -- </text:p>
          </table:table-cell>
          <table:table-cell office:value-type="float" office:value="89.27" calcext:value-type="float">
            <text:p>89.27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jq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123 - <text:s/>1 <text:s/>A <text:s/>124 - A <text:s/>247 - <text:s/>1 <text:s/>A <text:s/>248 - A <text:s/>366 - </text:p>
          </table:table-cell>
          <table:table-cell office:value-type="string" calcext:value-type="string">
            <text:p><text:s/>1 - 120 229 - 230 -- 121 - 228 231 - 246 356 - 366 -- 247 - 355 -- </text:p>
          </table:table-cell>
          <table:table-cell office:value-type="float" office:value="95.36" calcext:value-type="float">
            <text:p>95.3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h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 <text:s/>A <text:s text:c="3"/>5 - A <text:s/>169 - <text:s/>A <text:s/>428 - A <text:s/>454 - <text:s/>A <text:s/>533 - A <text:s/>550 - <text:s/>1 <text:s/>A <text:s/>170 - A <text:s/>397 - <text:s/>3 <text:s/>A <text:s/>398 - A <text:s/>427 - <text:s/>A <text:s/>455 - A <text:s/>532 - <text:s/>A <text:s/>553 - A <text:s/>653 - </text:p>
          </table:table-cell>
          <table:table-cell office:value-type="string" calcext:value-type="string">
            <text:p><text:s/>5 - 169 428 - 453 532 - 561 -- 170 - 397 -- 398 - 427 454 - 531 562 - 653 -- </text:p>
          </table:table-cell>
          <table:table-cell office:value-type="float" office:value="98.3" calcext:value-type="float">
            <text:p>98.3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e5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I <text:s text:c="3"/>1 - I <text:s text:c="2"/>90 - <text:s/>1 <text:s/>I <text:s text:c="2"/>91 - I <text:s/>187 - </text:p>
          </table:table-cell>
          <table:table-cell office:value-type="string" calcext:value-type="string">
            <text:p><text:s/>1 - 89 -- 90 - 187 -- </text:p>
          </table:table-cell>
          <table:table-cell office:value-type="float" office:value="99.47" calcext:value-type="float">
            <text:p>99.47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a5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C <text:s text:c="3"/>2 - C <text:s/>128 - <text:s/>C <text:s/>423 - C <text:s/>480 - <text:s/>2 <text:s/>C <text:s/>129 - C <text:s/>422 - <text:s/>C <text:s/>481 - C <text:s/>567 - </text:p>
          </table:table-cell>
          <table:table-cell office:value-type="string" calcext:value-type="string">
            <text:p><text:s/>2 - 152 419 - 489 -- 153 - 418 490 - 567 -- </text:p>
          </table:table-cell>
          <table:table-cell office:value-type="float" office:value="93.46" calcext:value-type="float">
            <text:p>93.46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ak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 text:c="2"/>17 - <text:s/>A <text:s/>251 - A <text:s/>470 - <text:s/>1 <text:s/>A <text:s text:c="2"/>18 - A <text:s/>250 - </text:p>
          </table:table-cell>
          <table:table-cell office:value-type="string" calcext:value-type="string">
            <text:p><text:s/>288 - 470 -- 16 - 287 -- </text:p>
          </table:table-cell>
          <table:table-cell office:value-type="float" office:value="88.51" calcext:value-type="float">
            <text:p>88.51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vq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0 - A <text:s/>241 - <text:s/>1 <text:s/>A <text:s/>242 - A <text:s/>329 - </text:p>
          </table:table-cell>
          <table:table-cell office:value-type="string" calcext:value-type="string">
            <text:p><text:s/>0 - 161 178 - 235 -- 162 - 177 236 - 329 -- </text:p>
          </table:table-cell>
          <table:table-cell office:value-type="float" office:value="93.33" calcext:value-type="float">
            <text:p>93.3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a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N <text:s/>399 - N <text:s/>569 - <text:s/>1 <text:s/>N <text:s/>570 - N <text:s/>678 - </text:p>
          </table:table-cell>
          <table:table-cell office:value-type="string" calcext:value-type="string">
            <text:p><text:s/>399 - 572 -- 573 - 678 -- </text:p>
          </table:table-cell>
          <table:table-cell office:value-type="float" office:value="98.93" calcext:value-type="float">
            <text:p>98.93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k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A A <text:s text:c="2"/>63 - <text:s/>1 <text:s/>A <text:s text:c="2"/>65 - A <text:s/>231 - </text:p>
          </table:table-cell>
          <table:table-cell office:value-type="string" calcext:value-type="string">
            <text:p><text:s/>2 - 60 90 - 91 -- 61 - 89 92 - 231 -- </text:p>
          </table:table-cell>
          <table:table-cell office:value-type="float" office:value="97.39" calcext:value-type="float">
            <text:p>97.39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f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3 - A <text:s/>236 - <text:s/>1 <text:s/>A <text:s/>237 - A <text:s/>328 - </text:p>
          </table:table-cell>
          <table:table-cell office:value-type="string" calcext:value-type="string">
            <text:p><text:s/>3 - 235 -- 236 - 328 -- </text:p>
          </table:table-cell>
          <table:table-cell office:value-type="float" office:value="99.69" calcext:value-type="float">
            <text:p>99.69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dg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284 - A <text:s/>583 - <text:s/>1 <text:s/>A <text:s text:c="3"/>6 - A <text:s/>283 - </text:p>
          </table:table-cell>
          <table:table-cell office:value-type="string" calcext:value-type="string">
            <text:p><text:s/>331 - 365 382 - 529 -- 6 - 330 366 - 381 530 - 583 -- </text:p>
          </table:table-cell>
          <table:table-cell office:value-type="float" office:value="79.76" calcext:value-type="float">
            <text:p>79.76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dq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 <text:s/>A <text:s text:c="3"/>1 - A <text:s/>137 - <text:s/>A <text:s/>415 - A <text:s/>454 - <text:s/>1 <text:s/>A <text:s/>339 - A <text:s/>414 - <text:s/>1 <text:s/>A <text:s/>138 - A <text:s/>224 - <text:s/>1 <text:s/>A <text:s/>225 - A <text:s/>338 - </text:p>
          </table:table-cell>
          <table:table-cell office:value-type="string" calcext:value-type="string">
            <text:p><text:s/>1 - 148 421 - 446 -- 331 - 420 -- 149 - 221 -- 222 - 330 447 - 454 -- </text:p>
          </table:table-cell>
          <table:table-cell office:value-type="float" office:value="92.07" calcext:value-type="float">
            <text:p>92.07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a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80 - A <text:s/>179 - <text:s/>1 <text:s/>A <text:s text:c="3"/>9 - A <text:s text:c="2"/>79 - </text:p>
          </table:table-cell>
          <table:table-cell office:value-type="string" calcext:value-type="string">
            <text:p><text:s/>83 - 179 -- 9 - 82 -- </text:p>
          </table:table-cell>
          <table:table-cell office:value-type="float" office:value="98.25" calcext:value-type="float">
            <text:p>98.2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br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/>331 - A <text:s/>424 - <text:s/>2 <text:s/>A <text:s text:c="2"/>68 - A <text:s/>330 - <text:s/>A <text:s/>425 - A <text:s/>433 - <text:s/>1 <text:s/>A <text:s text:c="3"/>1 - A <text:s text:c="2"/>67 - </text:p>
          </table:table-cell>
          <table:table-cell office:value-type="string" calcext:value-type="string">
            <text:p><text:s/>237 - 268 329 - 367 369 - 433 -- 90 - 154 269 - 328 -- 1 - 89 155 - 236 -- </text:p>
          </table:table-cell>
          <table:table-cell office:value-type="float" office:value="65.82" calcext:value-type="float">
            <text:p>65.82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fy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51 - <text:s/>1 <text:s/>A <text:s text:c="2"/>52 - A <text:s/>111 - </text:p>
          </table:table-cell>
          <table:table-cell office:value-type="string" calcext:value-type="string">
            <text:p><text:s/>1 - 55 -- 56 - 111 -- </text:p>
          </table:table-cell>
          <table:table-cell office:value-type="float" office:value="96.4" calcext:value-type="float">
            <text:p>96.4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b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47 - A <text:s/>175 - <text:s/>1 <text:s/>A <text:s/>176 - A <text:s/>264 - <text:s/>1 <text:s/>A <text:s/>265 - A <text:s/>350 - </text:p>
          </table:table-cell>
          <table:table-cell office:value-type="string" calcext:value-type="string">
            <text:p><text:s/>47 - 174 297 - 299 -- 175 - 259 300 - 301 -- 260 - 296 302 - 350 -- </text:p>
          </table:table-cell>
          <table:table-cell office:value-type="float" office:value="96.38" calcext:value-type="float">
            <text:p>96.38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a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B <text:s text:c="3"/>1 - B <text:s text:c="2"/>24 - <text:s/>B <text:s/>106 - B <text:s/>252 - <text:s/>1 <text:s/>B <text:s text:c="2"/>25 - B <text:s/>105 - </text:p>
          </table:table-cell>
          <table:table-cell office:value-type="string" calcext:value-type="string">
            <text:p><text:s/>1 - 33 98 - 252 -- 34 - 97 -- </text:p>
          </table:table-cell>
          <table:table-cell office:value-type="float" office:value="93.25" calcext:value-type="float">
            <text:p>93.25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a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/>178 - <text:s/>A <text:s/>318 - A <text:s/>374 - <text:s/>1 <text:s/>A <text:s/>179 - A <text:s/>317 - </text:p>
          </table:table-cell>
          <table:table-cell office:value-type="string" calcext:value-type="string">
            <text:p><text:s/>1 - 175 322 - 374 -- 176 - 321 -- </text:p>
          </table:table-cell>
          <table:table-cell office:value-type="float" office:value="98.13" calcext:value-type="float">
            <text:p>98.13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ub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C <text:s/>295 - C <text:s/>322 - <text:s/>1 <text:s/>C <text:s/>323 - C <text:s/>349 - <text:s/>1 <text:s/>C <text:s/>350 - C <text:s/>379 - <text:s/>1 <text:s/>C <text:s/>380 - C <text:s/>408 - </text:p>
          </table:table-cell>
          <table:table-cell office:value-type="string" calcext:value-type="string">
            <text:p><text:s/>295 - 321 -- 322 - 349 -- 350 - 380 -- 381 - 408 -- </text:p>
          </table:table-cell>
          <table:table-cell office:value-type="float" office:value="98.25" calcext:value-type="float">
            <text:p>98.25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p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M <text:s text:c="3"/>1 - M <text:s/>155 - <text:s/>1 <text:s/>M <text:s/>156 - M <text:s/>312 - </text:p>
          </table:table-cell>
          <table:table-cell office:value-type="string" calcext:value-type="string">
            <text:p><text:s/>1 - 155 211 - 215 -- 156 - 210 216 - 312 -- </text:p>
          </table:table-cell>
          <table:table-cell office:value-type="float" office:value="98.4" calcext:value-type="float">
            <text:p>98.4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sk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7 - A <text:s text:c="2"/>57 - <text:s/>1 <text:s/>A <text:s text:c="2"/>58 - A <text:s/>110 - </text:p>
          </table:table-cell>
          <table:table-cell office:value-type="string" calcext:value-type="string">
            <text:p><text:s/>22 - 61 -- 62 - 110 -- </text:p>
          </table:table-cell>
          <table:table-cell office:value-type="float" office:value="81.73" calcext:value-type="float">
            <text:p>81.73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a8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 text:c="2"/>96 - <text:s/>1 <text:s/>A <text:s text:c="2"/>97 - A <text:s/>258 - </text:p>
          </table:table-cell>
          <table:table-cell office:value-type="string" calcext:value-type="string">
            <text:p><text:s/>2 - 97 -- 98 - 258 -- </text:p>
          </table:table-cell>
          <table:table-cell office:value-type="float" office:value="99.61" calcext:value-type="float">
            <text:p>99.61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o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6 - A <text:s/>133 - <text:s/>1 <text:s/>A <text:s/>134 - A <text:s/>262 - </text:p>
          </table:table-cell>
          <table:table-cell office:value-type="string" calcext:value-type="string">
            <text:p><text:s/>6 - 124 -- 125 - 262 -- </text:p>
          </table:table-cell>
          <table:table-cell office:value-type="float" office:value="96.5" calcext:value-type="float">
            <text:p>96.5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ny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3"/>4 - A <text:s text:c="2"/>65 - <text:s/>1 <text:s/>A <text:s text:c="2"/>66 - A <text:s/>223 - <text:s/>2 <text:s/>A <text:s/>224 - A <text:s/>289 - <text:s/>A <text:s/>290 - A <text:s/>539 - <text:s/>1 <text:s/>A <text:s/>540 - A <text:s/>645 - </text:p>
          </table:table-cell>
          <table:table-cell office:value-type="string" calcext:value-type="string">
            <text:p><text:s/>4 - 72 223 - 236 -- 73 - 222 -- 281 - 527 -- 237 - 280 528 - 645 -- </text:p>
          </table:table-cell>
          <table:table-cell office:value-type="float" office:value="88.01" calcext:value-type="float">
            <text:p>88.01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tg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<text:s/>A <text:s text:c="2"/>41 - A <text:s/>395 - <text:s/>1 <text:s/>A <text:s/>396 - A <text:s/>576 - <text:s/>1 <text:s/>A <text:s/>577 - A <text:s/>665 - <text:s/>2 <text:s/>A <text:s/>666 - A <text:s/>685 - <text:s/>A <text:s/>862 - A 1011 - <text:s/>1 <text:s/>A <text:s/>686 - A <text:s/>861 - </text:p>
          </table:table-cell>
          <table:table-cell office:value-type="string" calcext:value-type="string">
            <text:p><text:s/>41 - 75 130 - 317 -- 318 - 347 392 - 571 -- 76 - 129 572 - 668 -- 348 - 391 669 - 684 866 - 1011 -- 685 - 865 -- </text:p>
          </table:table-cell>
          <table:table-cell office:value-type="float" office:value="85.07" calcext:value-type="float">
            <text:p>85.07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c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35 - A <text:s/>136 - <text:s/>1 <text:s/>A <text:s/>137 - A <text:s/>575 - </text:p>
          </table:table-cell>
          <table:table-cell office:value-type="string" calcext:value-type="string">
            <text:p><text:s/>35 - 167 432 - 564 -- 168 - 431 565 - 575 -- </text:p>
          </table:table-cell>
          <table:table-cell office:value-type="float" office:value="69.69" calcext:value-type="float">
            <text:p>69.69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a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5 - A <text:s text:c="2"/>81 - <text:s/>1 <text:s/>A <text:s text:c="2"/>82 - A <text:s/>180 - </text:p>
          </table:table-cell>
          <table:table-cell office:value-type="string" calcext:value-type="string">
            <text:p><text:s/>5 - 85 168 - 180 -- 86 - 167 -- </text:p>
          </table:table-cell>
          <table:table-cell office:value-type="float" office:value="90.34" calcext:value-type="float">
            <text:p>90.34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pg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4 - A <text:s/>388 - <text:s/>A <text:s/>532 - A <text:s/>550 - <text:s/>1 <text:s/>A <text:s/>389 - A <text:s/>531 - </text:p>
          </table:table-cell>
          <table:table-cell office:value-type="string" calcext:value-type="string">
            <text:p><text:s/>4 - 345 -- 346 - 550 -- </text:p>
          </table:table-cell>
          <table:table-cell office:value-type="float" office:value="88.67" calcext:value-type="float">
            <text:p>88.67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x9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41 - A <text:s/>210 - <text:s/>1 <text:s/>A <text:s/>211 - A <text:s/>397 - </text:p>
          </table:table-cell>
          <table:table-cell office:value-type="string" calcext:value-type="string">
            <text:p><text:s/>41 - 211 -- 212 - 397 -- </text:p>
          </table:table-cell>
          <table:table-cell office:value-type="float" office:value="99.72" calcext:value-type="float">
            <text:p>99.72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lb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84 - <text:s/>1 <text:s/>A <text:s text:c="2"/>85 - A <text:s/>213 - </text:p>
          </table:table-cell>
          <table:table-cell office:value-type="string" calcext:value-type="string">
            <text:p><text:s/>1 - 84 127 - 128 -- 85 - 126 129 - 213 -- </text:p>
          </table:table-cell>
          <table:table-cell office:value-type="float" office:value="99.06" calcext:value-type="float">
            <text:p>99.06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og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262 - <text:s/>1 <text:s/>A <text:s/>263 - A <text:s/>389 - </text:p>
          </table:table-cell>
          <table:table-cell office:value-type="string" calcext:value-type="string">
            <text:p><text:s/>50 - 94 125 - 262 -- 17 - 49 95 - 124 263 - 389 -- </text:p>
          </table:table-cell>
          <table:table-cell office:value-type="float" office:value="79.9" calcext:value-type="float">
            <text:p>79.9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f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6 - A <text:s/>134 - <text:s/>1 <text:s/>A <text:s/>135 - A <text:s/>293 - </text:p>
          </table:table-cell>
          <table:table-cell office:value-type="string" calcext:value-type="string">
            <text:p><text:s/>6 - 22 51 - 145 -- 23 - 51 145 - 293 -- </text:p>
          </table:table-cell>
          <table:table-cell office:value-type="float" office:value="86.81" calcext:value-type="float">
            <text:p>86.81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c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250 - <text:s/>1 <text:s/>A <text:s/>251 - A <text:s/>370 - </text:p>
          </table:table-cell>
          <table:table-cell office:value-type="string" calcext:value-type="string">
            <text:p><text:s/>1 - 249 -- 250 - 370 -- </text:p>
          </table:table-cell>
          <table:table-cell office:value-type="float" office:value="99.73" calcext:value-type="float">
            <text:p>99.73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ej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77 - A <text:s/>312 - <text:s/>2 <text:s/>A <text:s text:c="3"/>3 - A <text:s text:c="2"/>76 - <text:s/>A <text:s/>313 - A <text:s/>510 - </text:p>
          </table:table-cell>
          <table:table-cell office:value-type="string" calcext:value-type="string">
            <text:p><text:s/>78 - 310 -- 3 - 77 311 - 365 367 - 510 -- </text:p>
          </table:table-cell>
          <table:table-cell office:value-type="float" office:value="99.21" calcext:value-type="float">
            <text:p>99.21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au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4 - A <text:s text:c="2"/>85 - <text:s/>1 <text:s/>A <text:s text:c="2"/>86 - A <text:s/>154 - </text:p>
          </table:table-cell>
          <table:table-cell office:value-type="string" calcext:value-type="string">
            <text:p><text:s/>13 - 109 -- 109 - 154 -- </text:p>
          </table:table-cell>
          <table:table-cell office:value-type="float" office:value="78.81" calcext:value-type="float">
            <text:p>78.81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j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3"/>1 - A <text:s text:c="2"/>84 - <text:s/>1 <text:s/>A <text:s text:c="2"/>85 - A <text:s/>166 - <text:s/>1 <text:s/>A <text:s/>179 - A <text:s/>345 - <text:s/>1 <text:s/>A <text:s/>346 - A <text:s/>462 - </text:p>
          </table:table-cell>
          <table:table-cell office:value-type="string" calcext:value-type="string">
            <text:p><text:s/>1 - 76 161 - 182 204 - 227 -- 77 - 160 -- 183 - 203 228 - 359 -- 360 - 461 -- </text:p>
          </table:table-cell>
          <table:table-cell office:value-type="float" office:value="87.33" calcext:value-type="float">
            <text:p>87.33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b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332 - <text:s/>1 <text:s/>A <text:s/>333 - A <text:s/>487 - </text:p>
          </table:table-cell>
          <table:table-cell office:value-type="string" calcext:value-type="string">
            <text:p><text:s/>1 - 342 -- 343 - 487 -- </text:p>
          </table:table-cell>
          <table:table-cell office:value-type="float" office:value="97.95" calcext:value-type="float">
            <text:p>97.95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d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2"/>36 - A <text:s/>291 - <text:s/>A <text:s/>355 - A <text:s/>427 - <text:s/>1 <text:s/>A <text:s/>292 - A <text:s/>354 - </text:p>
          </table:table-cell>
          <table:table-cell office:value-type="string" calcext:value-type="string">
            <text:p><text:s/>36 - 235 401 - 427 -- 236 - 400 -- </text:p>
          </table:table-cell>
          <table:table-cell office:value-type="float" office:value="73.98" calcext:value-type="float">
            <text:p>73.98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a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36 - A <text:s/>135 - <text:s/>1 <text:s/>A <text:s/>136 - A <text:s/>567 - </text:p>
          </table:table-cell>
          <table:table-cell office:value-type="string" calcext:value-type="string">
            <text:p><text:s/>36 - 145 281 - 299 -- 146 - 280 300 - 567 -- </text:p>
          </table:table-cell>
          <table:table-cell office:value-type="float" office:value="94.55" calcext:value-type="float">
            <text:p>94.55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q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181 - <text:s/>1 <text:s/>A <text:s/>182 - A <text:s/>326 - </text:p>
          </table:table-cell>
          <table:table-cell office:value-type="string" calcext:value-type="string">
            <text:p><text:s/>2 - 180 -- 181 - 325 -- </text:p>
          </table:table-cell>
          <table:table-cell office:value-type="float" office:value="99.38" calcext:value-type="float">
            <text:p>99.38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e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47 - A <text:s/>400 - <text:s/>1 <text:s/>A <text:s/>401 - A <text:s/>502 - <text:s/>1 <text:s/>A <text:s/>503 - A <text:s/>647 - </text:p>
          </table:table-cell>
          <table:table-cell office:value-type="string" calcext:value-type="string">
            <text:p><text:s/>47 - 320 -- 321 - 499 -- 500 - 647 -- </text:p>
          </table:table-cell>
          <table:table-cell office:value-type="float" office:value="86.19" calcext:value-type="float">
            <text:p>86.19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e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3 - A <text:s text:c="2"/>86 - <text:s/>1 <text:s/>A <text:s text:c="2"/>87 - A <text:s/>234 - </text:p>
          </table:table-cell>
          <table:table-cell office:value-type="string" calcext:value-type="string">
            <text:p><text:s/>40 - 130 -- 131 - 234 -- </text:p>
          </table:table-cell>
          <table:table-cell office:value-type="float" office:value="68.02" calcext:value-type="float">
            <text:p>68.02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d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61 - A <text:s/>289 - <text:s/>2 <text:s/>A <text:s/>290 - A <text:s/>300 - <text:s/>A <text:s/>498 - A <text:s/>644 - <text:s/>1 <text:s/>A <text:s/>301 - A <text:s/>497 - </text:p>
          </table:table-cell>
          <table:table-cell office:value-type="string" calcext:value-type="string">
            <text:p><text:s/>61 - 250 272 - 301 -- 497 - 644 -- 251 - 271 302 - 496 -- </text:p>
          </table:table-cell>
          <table:table-cell office:value-type="float" office:value="94.18" calcext:value-type="float">
            <text:p>94.1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n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2"/>61 - A <text:s text:c="2"/>71 - <text:s/>A <text:s/>158 - A <text:s/>240 - <text:s/>1 <text:s/>A <text:s text:c="2"/>72 - A <text:s/>157 - </text:p>
          </table:table-cell>
          <table:table-cell office:value-type="string" calcext:value-type="string">
            <text:p><text:s/>160 - 184 184 - 240 -- 61 - 159 -- </text:p>
          </table:table-cell>
          <table:table-cell office:value-type="float" office:value="93.33" calcext:value-type="float">
            <text:p>93.33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i3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C <text:s text:c="2"/>43 - C <text:s/>168 - <text:s/>2 <text:s/>C <text:s text:c="3"/>3 - C <text:s text:c="2"/>42 - <text:s/>C <text:s/>169 - C <text:s/>268 - </text:p>
          </table:table-cell>
          <table:table-cell office:value-type="string" calcext:value-type="string">
            <text:p><text:s/>42 - 172 -- 3 - 41 173 - 268 -- </text:p>
          </table:table-cell>
          <table:table-cell office:value-type="float" office:value="98.12" calcext:value-type="float">
            <text:p>98.12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g6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99 - <text:s/>1 <text:s/>A 1001 - A 1099 - </text:p>
          </table:table-cell>
          <table:table-cell office:value-type="string" calcext:value-type="string">
            <text:p><text:s/>1 - 96 -- 97 - 1099 -- </text:p>
          </table:table-cell>
          <table:table-cell office:value-type="float" office:value="98.48" calcext:value-type="float">
            <text:p>98.48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a3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 text:c="3"/>1 - A <text:s text:c="2"/>18 - <text:s/>A <text:s/>356 - A <text:s/>500 - <text:s/>2 <text:s/>A <text:s text:c="2"/>19 - A <text:s text:c="2"/>87 - <text:s/>A <text:s/>190 - A <text:s/>355 - <text:s/>1 <text:s/>A <text:s text:c="2"/>88 - A <text:s/>189 - </text:p>
          </table:table-cell>
          <table:table-cell office:value-type="string" calcext:value-type="string">
            <text:p><text:s/>1 - 21 352 - 433 436 - 500 -- 22 - 87 190 - 351 434 - 435 -- 88 - 189 -- </text:p>
          </table:table-cell>
          <table:table-cell office:value-type="float" office:value="98.2" calcext:value-type="float">
            <text:p>98.2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l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416 - A <text:s/>471 - <text:s/>1 <text:s/>A <text:s/>472 - A <text:s/>528 - </text:p>
          </table:table-cell>
          <table:table-cell office:value-type="string" calcext:value-type="string">
            <text:p><text:s/>416 - 471 -- 472 - 528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q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2"/>24 - A <text:s/>271 - <text:s/>1 <text:s/>A <text:s/>272 - A <text:s/>502 - <text:s/>3 <text:s/>A <text:s/>503 - A <text:s/>650 - <text:s/>A <text:s/>671 - A <text:s/>732 - <text:s/>A <text:s/>865 - A <text:s/>884 - <text:s/>3 <text:s/>A <text:s/>651 - A <text:s/>670 - <text:s/>A <text:s/>733 - A <text:s/>864 - <text:s/>A <text:s/>885 - A <text:s/>960 - </text:p>
          </table:table-cell>
          <table:table-cell office:value-type="string" calcext:value-type="string">
            <text:p><text:s/>24 - 173 197 - 265 403 - 430 -- 174 - 196 266 - 402 431 - 503 -- 504 - 644 675 - 735 865 - 888 -- 645 - 674 736 - 864 889 - 960 -- 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d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1 - A <text:s/>150 - <text:s/>1 <text:s/>A <text:s/>151 - A <text:s/>230 - </text:p>
          </table:table-cell>
          <table:table-cell office:value-type="string" calcext:value-type="string">
            <text:p><text:s/>11 - 149 177 - 179 -- 150 - 176 180 - 230 -- </text:p>
          </table:table-cell>
          <table:table-cell office:value-type="float" office:value="98.18" calcext:value-type="float">
            <text:p>98.18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j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E <text:s text:c="2"/>80 - E <text:s/>172 - <text:s/>1 <text:s/>E <text:s text:c="3"/>1 - E <text:s text:c="2"/>79 - </text:p>
          </table:table-cell>
          <table:table-cell office:value-type="string" calcext:value-type="string">
            <text:p><text:s/>81 - 172 -- 1 - 80 -- </text:p>
          </table:table-cell>
          <table:table-cell office:value-type="float" office:value="99.42" calcext:value-type="float">
            <text:p>99.42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I <text:s/>658 - I <text:s/>752 - <text:s/>1 <text:s/>I <text:s/>753 - I <text:s/>841 - <text:s/>1 <text:s/>I <text:s/>842 - I <text:s/>939 - </text:p>
          </table:table-cell>
          <table:table-cell office:value-type="string" calcext:value-type="string">
            <text:p><text:s/>658 - 751 -- 752 - 839 887 - 888 -- 840 - 886 889 - 939 -- </text:p>
          </table:table-cell>
          <table:table-cell office:value-type="float" office:value="98.23" calcext:value-type="float">
            <text:p>98.23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qh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159 - A <text:s/>328 - <text:s/>2 <text:s/>A <text:s text:c="3"/>1 - A <text:s/>158 - <text:s/>A <text:s/>329 - A <text:s/>397 - </text:p>
          </table:table-cell>
          <table:table-cell office:value-type="string" calcext:value-type="string">
            <text:p><text:s/>153 - 329 -- 1 - 152 330 - 397 -- </text:p>
          </table:table-cell>
          <table:table-cell office:value-type="float" office:value="98.24" calcext:value-type="float">
            <text:p>98.24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eq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77 - A <text:s/>312 - <text:s/>2 <text:s/>A <text:s text:c="3"/>3 - A <text:s text:c="2"/>76 - <text:s/>A <text:s/>313 - A <text:s/>510 - </text:p>
          </table:table-cell>
          <table:table-cell office:value-type="string" calcext:value-type="string">
            <text:p><text:s/>78 - 310 -- 3 - 77 311 - 365 367 - 510 -- </text:p>
          </table:table-cell>
          <table:table-cell office:value-type="float" office:value="99.21" calcext:value-type="float">
            <text:p>99.21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a6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295 - <text:s/>1 <text:s/>A <text:s/>296 - A <text:s/>368 - </text:p>
          </table:table-cell>
          <table:table-cell office:value-type="string" calcext:value-type="string">
            <text:p><text:s/>35 - 239 -- 2 - 34 240 - 368 -- </text:p>
          </table:table-cell>
          <table:table-cell office:value-type="float" office:value="75.75" calcext:value-type="float">
            <text:p>75.75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c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5 - A <text:s/>170 - <text:s/>1 <text:s/>A <text:s/>171 - A <text:s/>345 - </text:p>
          </table:table-cell>
          <table:table-cell office:value-type="string" calcext:value-type="string">
            <text:p><text:s/>5 - 163 -- 164 - 345 -- </text:p>
          </table:table-cell>
          <table:table-cell office:value-type="float" office:value="97.95" calcext:value-type="float">
            <text:p>97.95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j4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74 - <text:s/>1 <text:s/>A <text:s/>104 - A <text:s/>174 - </text:p>
          </table:table-cell>
          <table:table-cell office:value-type="string" calcext:value-type="string">
            <text:p><text:s/>1 - 74 -- 104 - 174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a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87 - A <text:s/>299 - <text:s/>1 <text:s/>A <text:s text:c="3"/>4 - A <text:s text:c="2"/>86 - </text:p>
          </table:table-cell>
          <table:table-cell office:value-type="string" calcext:value-type="string">
            <text:p><text:s/>96 - 150 174 - 299 -- 4 - 95 151 - 173 -- </text:p>
          </table:table-cell>
          <table:table-cell office:value-type="float" office:value="89.19" calcext:value-type="float">
            <text:p>89.19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a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132 - <text:s/>1 <text:s/>A <text:s/>133 - A <text:s/>312 - <text:s/>1 <text:s/>A <text:s/>313 - A <text:s/>504 - </text:p>
          </table:table-cell>
          <table:table-cell office:value-type="string" calcext:value-type="string">
            <text:p><text:s/>1 - 124 478 - 504 -- 125 - 308 -- 309 - 477 -- </text:p>
          </table:table-cell>
          <table:table-cell office:value-type="float" office:value="92.26" calcext:value-type="float">
            <text:p>92.26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g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<text:s/>A <text:s/>103 - A <text:s/>135 - <text:s/>1 <text:s/>A <text:s/>136 - A <text:s/>167 - <text:s/>1 <text:s/>A <text:s/>168 - A <text:s/>197 - <text:s/>1 <text:s/>A <text:s/>198 - A <text:s/>228 - <text:s/>1 <text:s/>A <text:s/>229 - A <text:s/>257 - </text:p>
          </table:table-cell>
          <table:table-cell office:value-type="string" calcext:value-type="string">
            <text:p><text:s/>103 - 143 -- 144 - 167 -- 168 - 197 -- 198 - 226 -- 227 - 257 -- </text:p>
          </table:table-cell>
          <table:table-cell office:value-type="float" office:value="93.55" calcext:value-type="float">
            <text:p>93.55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b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2 - A <text:s/>191 - <text:s/>2 <text:s/>A <text:s text:c="3"/>1 - A <text:s text:c="2"/>11 - <text:s/>A <text:s/>192 - A <text:s/>456 - </text:p>
          </table:table-cell>
          <table:table-cell office:value-type="string" calcext:value-type="string">
            <text:p><text:s/>1 - 192 -- 193 - 456 -- </text:p>
          </table:table-cell>
          <table:table-cell office:value-type="float" office:value="97.37" calcext:value-type="float">
            <text:p>97.37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ct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24 - A <text:s/>130 - <text:s/>2 <text:s/>A <text:s/>131 - A <text:s/>442 - <text:s/>A <text:s/>519 - A <text:s/>561 - <text:s/>1 <text:s/>A <text:s/>443 - A <text:s/>518 - </text:p>
          </table:table-cell>
          <table:table-cell office:value-type="string" calcext:value-type="string">
            <text:p><text:s/>24 - 40 57 - 143 -- 41 - 56 185 - 385 -- 144 - 184 386 - 561 -- </text:p>
          </table:table-cell>
          <table:table-cell office:value-type="float" office:value="68.4" calcext:value-type="float">
            <text:p>68.4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m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125 - A <text:s/>197 - <text:s/>2 <text:s/>A <text:s text:c="3"/>3 - A <text:s/>124 - <text:s/>A <text:s/>198 - A <text:s/>307 - </text:p>
          </table:table-cell>
          <table:table-cell office:value-type="string" calcext:value-type="string">
            <text:p><text:s/>120 - 211 287 - 288 -- 3 - 119 212 - 286 289 - 307 -- </text:p>
          </table:table-cell>
          <table:table-cell office:value-type="float" office:value="93.11" calcext:value-type="float">
            <text:p>93.11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cq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150 - <text:s/>1 <text:s/>A <text:s/>151 - A <text:s/>261 - <text:s/>1 <text:s/>A <text:s/>262 - A <text:s/>403 - </text:p>
          </table:table-cell>
          <table:table-cell office:value-type="string" calcext:value-type="string">
            <text:p><text:s/>1 - 138 -- 139 - 258 -- 259 - 403 -- </text:p>
          </table:table-cell>
          <table:table-cell office:value-type="float" office:value="96.28" calcext:value-type="float">
            <text:p>96.28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d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204 - <text:s/>1 <text:s/>A <text:s/>295 - A <text:s/>402 - <text:s/>1 <text:s/>A <text:s/>205 - A <text:s/>294 - </text:p>
          </table:table-cell>
          <table:table-cell office:value-type="string" calcext:value-type="string">
            <text:p><text:s/>1 - 204 -- 294 - 402 -- 205 - 293 -- </text:p>
          </table:table-cell>
          <table:table-cell office:value-type="float" office:value="99.75" calcext:value-type="float">
            <text:p>99.75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u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413 - <text:s/>1 <text:s/>A <text:s/>414 - A <text:s/>517 - </text:p>
          </table:table-cell>
          <table:table-cell office:value-type="string" calcext:value-type="string">
            <text:p><text:s/>25 - 139 265 - 389 -- 140 - 264 390 - 517 -- </text:p>
          </table:table-cell>
          <table:table-cell office:value-type="float" office:value="66.67" calcext:value-type="float">
            <text:p>66.67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p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-1 - A <text:s/>413 - <text:s/>1 <text:s/>A <text:s/>414 - A <text:s/>517 - </text:p>
          </table:table-cell>
          <table:table-cell office:value-type="string" calcext:value-type="string">
            <text:p><text:s/>27 - 171 265 - 389 -- 171 - 264 390 - 517 -- </text:p>
          </table:table-cell>
          <table:table-cell office:value-type="float" office:value="72.06" calcext:value-type="float">
            <text:p>72.06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n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4 - A <text:s/>177 - <text:s/>1 <text:s/>A <text:s/>178 - A <text:s/>398 - </text:p>
          </table:table-cell>
          <table:table-cell office:value-type="string" calcext:value-type="string">
            <text:p><text:s/>4 - 178 238 - 259 -- 179 - 237 260 - 398 -- </text:p>
          </table:table-cell>
          <table:table-cell office:value-type="float" office:value="94.18" calcext:value-type="float">
            <text:p>94.18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g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153 - <text:s/>1 <text:s/>A <text:s/>154 - A <text:s/>541 - <text:s/>1 <text:s/>A <text:s/>542 - A <text:s/>639 - </text:p>
          </table:table-cell>
          <table:table-cell office:value-type="string" calcext:value-type="string">
            <text:p><text:s/>1 - 218 -- 219 - 471 -- 472 - 639 -- </text:p>
          </table:table-cell>
          <table:table-cell office:value-type="float" office:value="78.87" calcext:value-type="float">
            <text:p>78.87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c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26 - A <text:s/>102 - <text:s/>1 <text:s/>A <text:s/>103 - A <text:s/>210 - </text:p>
          </table:table-cell>
          <table:table-cell office:value-type="string" calcext:value-type="string">
            <text:p><text:s/>26 - 103 -- 104 - 210 -- </text:p>
          </table:table-cell>
          <table:table-cell office:value-type="float" office:value="99.46" calcext:value-type="float">
            <text:p>99.46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eq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1359 - A 1370 - <text:s/>A 1496 - A 1625 - <text:s/>1 <text:s/>A 1371 - A 1495 - </text:p>
          </table:table-cell>
          <table:table-cell office:value-type="string" calcext:value-type="string">
            <text:p><text:s/>1359 - 1374 1496 - 1625 -- 1375 - 1495 -- </text:p>
          </table:table-cell>
          <table:table-cell office:value-type="float" office:value="98.5" calcext:value-type="float">
            <text:p>98.5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u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 text:c="2"/>40 - <text:s/>1 <text:s/>A <text:s text:c="2"/>41 - A <text:s text:c="2"/>81 - <text:s/>1 <text:s/>A <text:s text:c="2"/>82 - A <text:s/>126 - </text:p>
          </table:table-cell>
          <table:table-cell office:value-type="string" calcext:value-type="string">
            <text:p><text:s/>1 - 42 -- 43 - 83 -- 84 - 126 -- </text:p>
          </table:table-cell>
          <table:table-cell office:value-type="float" office:value="96.83" calcext:value-type="float">
            <text:p>96.83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m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5 - A <text:s text:c="2"/>49 - <text:s/>A <text:s/>132 - A <text:s/>186 - <text:s/>1 <text:s/>A <text:s text:c="2"/>50 - A <text:s/>131 - </text:p>
          </table:table-cell>
          <table:table-cell office:value-type="string" calcext:value-type="string">
            <text:p><text:s/>5 - 51 132 - 186 -- 52 - 131 -- </text:p>
          </table:table-cell>
          <table:table-cell office:value-type="float" office:value="98.9" calcext:value-type="float">
            <text:p>98.9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k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25 - <text:s/>1 <text:s/>A <text:s/>126 - A <text:s/>253 - </text:p>
          </table:table-cell>
          <table:table-cell office:value-type="string" calcext:value-type="string">
            <text:p><text:s/>1 - 126 186 - 187 -- 127 - 185 188 - 253 -- </text:p>
          </table:table-cell>
          <table:table-cell office:value-type="float" office:value="98.81" calcext:value-type="float">
            <text:p>98.81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g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/>190 - A <text:s/>389 - <text:s/>1 <text:s/>A <text:s text:c="3"/>2 - A <text:s/>189 - <text:s/>1 <text:s/>A <text:s/>390 - A <text:s/>511 - </text:p>
          </table:table-cell>
          <table:table-cell office:value-type="string" calcext:value-type="string">
            <text:p><text:s/>179 - 279 281 - 319 321 - 387 -- 2 - 178 -- 388 - 511 -- </text:p>
          </table:table-cell>
          <table:table-cell office:value-type="float" office:value="97.06" calcext:value-type="float">
            <text:p>97.06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e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2"/>46 - B <text:s/>192 - <text:s/>2 <text:s/>B <text:s text:c="3"/>7 - B <text:s text:c="2"/>45 - <text:s/>B <text:s/>193 - B <text:s/>442 - </text:p>
          </table:table-cell>
          <table:table-cell office:value-type="string" calcext:value-type="string">
            <text:p><text:s/>40 - 204 409 - 424 -- 7 - 39 205 - 408 425 - 442 -- </text:p>
          </table:table-cell>
          <table:table-cell office:value-type="float" office:value="92.2" calcext:value-type="float">
            <text:p>92.2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j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3"/>4 - B <text:s text:c="2"/>57 - <text:s/>1 <text:s/>B <text:s text:c="2"/>58 - B <text:s/>105 - </text:p>
          </table:table-cell>
          <table:table-cell office:value-type="string" calcext:value-type="string">
            <text:p><text:s/>4 - 57 -- 58 - 105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s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486 - A <text:s/>660 - <text:s/>1 <text:s/>A <text:s/>661 - A <text:s/>782 - </text:p>
          </table:table-cell>
          <table:table-cell office:value-type="string" calcext:value-type="string">
            <text:p><text:s/>486 - 554 574 - 666 -- 555 - 573 667 - 782 -- </text:p>
          </table:table-cell>
          <table:table-cell office:value-type="float" office:value="91.58" calcext:value-type="float">
            <text:p>91.58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x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2"/>33 - B <text:s text:c="2"/>84 - <text:s/>1 <text:s/>B <text:s/>102 - B <text:s/>261 - </text:p>
          </table:table-cell>
          <table:table-cell office:value-type="string" calcext:value-type="string">
            <text:p><text:s/>33 - 84 -- 102 - 261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su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 <text:s/>A <text:s text:c="3"/>1 - A <text:s text:c="2"/>43 - <text:s/>A <text:s/>124 - A <text:s/>242 - <text:s/>3 <text:s/>A <text:s text:c="2"/>44 - A <text:s/>123 - <text:s/>A <text:s/>243 - A <text:s/>345 - <text:s/>A <text:s/>746 - A <text:s/>994 - <text:s/>1 <text:s/>A <text:s/>359 - A <text:s/>602 - <text:s/>2 <text:s/>A <text:s/>346 - A <text:s/>358 - <text:s/>A <text:s/>603 - A <text:s/>745 - </text:p>
          </table:table-cell>
          <table:table-cell office:value-type="string" calcext:value-type="string">
            <text:p><text:s/>1 - 46 123 - 253 -- 47 - 122 254 - 314 759 - 808 831 - 994 -- 359 - 602 -- 315 - 358 603 - 758 809 - 830 -- </text:p>
          </table:table-cell>
          <table:table-cell office:value-type="float" office:value="91.85" calcext:value-type="float">
            <text:p>91.85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m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8 - A <text:s text:c="2"/>71 - <text:s/>1 <text:s/>A <text:s text:c="2"/>72 - A <text:s/>140 - </text:p>
          </table:table-cell>
          <table:table-cell office:value-type="string" calcext:value-type="string">
            <text:p><text:s/>8 - 71 -- 72 - 140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ew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2 - A <text:s/>191 - <text:s/>2 <text:s/>A <text:s text:c="3"/>1 - A <text:s text:c="2"/>11 - <text:s/>A <text:s/>192 - A <text:s/>456 - </text:p>
          </table:table-cell>
          <table:table-cell office:value-type="string" calcext:value-type="string">
            <text:p><text:s/>1 - 192 -- 193 - 456 -- </text:p>
          </table:table-cell>
          <table:table-cell office:value-type="float" office:value="97.37" calcext:value-type="float">
            <text:p>97.37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m9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<text:s/>A <text:s text:c="2"/>36 - A <text:s/>240 - <text:s/>1 <text:s/>A <text:s/>241 - A <text:s/>319 - <text:s/>1 <text:s/>A <text:s/>391 - A <text:s/>465 - <text:s/>1 <text:s/>A <text:s/>466 - A <text:s/>551 - <text:s/>1 <text:s/>A <text:s/>552 - A <text:s/>629 - </text:p>
          </table:table-cell>
          <table:table-cell office:value-type="string" calcext:value-type="string">
            <text:p><text:s/>36 - 188 -- 189 - 319 -- 391 - 467 -- 468 - 550 -- 551 - 629 -- </text:p>
          </table:table-cell>
          <table:table-cell office:value-type="float" office:value="89.48" calcext:value-type="float">
            <text:p>89.48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an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3 - A <text:s text:c="2"/>18 - <text:s/>A <text:s text:c="2"/>94 - A <text:s/>208 - <text:s/>1 <text:s/>A <text:s text:c="2"/>19 - A <text:s text:c="2"/>93 - </text:p>
          </table:table-cell>
          <table:table-cell office:value-type="string" calcext:value-type="string">
            <text:p><text:s/>3 - 19 100 - 208 -- 20 - 99 -- </text:p>
          </table:table-cell>
          <table:table-cell office:value-type="float" office:value="96.6" calcext:value-type="float">
            <text:p>96.6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bm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24 - A <text:s text:c="2"/>93 - <text:s/>1 <text:s/>A <text:s text:c="2"/>94 - A <text:s/>379 - <text:s/>1 <text:s/>A <text:s/>380 - A <text:s/>510 - </text:p>
          </table:table-cell>
          <table:table-cell office:value-type="string" calcext:value-type="string">
            <text:p><text:s/>24 - 111 276 - 298 -- 112 - 275 299 - 352 -- 353 - 510 -- </text:p>
          </table:table-cell>
          <table:table-cell office:value-type="float" office:value="86.04" calcext:value-type="float">
            <text:p>86.04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bc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 <text:s/>G <text:s text:c="3"/>5 - G <text:s text:c="2"/>61 - <text:s/>G <text:s/>232 - G <text:s/>305 - <text:s/>G <text:s/>398 - G <text:s/>446 - <text:s/>2 <text:s/>G <text:s text:c="2"/>62 - G <text:s/>126 - <text:s/>G <text:s/>306 - G <text:s/>397 - <text:s/>1 <text:s/>G <text:s/>127 - G <text:s/>231 - </text:p>
          </table:table-cell>
          <table:table-cell office:value-type="string" calcext:value-type="string">
            <text:p><text:s/>5 - 47 242 - 304 397 - 421 423 - 446 -- 48 - 114 305 - 396 -- 115 - 241 -- </text:p>
          </table:table-cell>
          <table:table-cell office:value-type="float" office:value="91.18" calcext:value-type="float">
            <text:p>91.18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vf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C <text:s text:c="3"/>1 - C <text:s/>171 - <text:s/>C <text:s/>234 - C <text:s/>254 - <text:s/>1 <text:s/>C <text:s/>172 - C <text:s/>233 - <text:s/>1 <text:s/>C <text:s/>255 - C <text:s/>286 - </text:p>
          </table:table-cell>
          <table:table-cell office:value-type="string" calcext:value-type="string">
            <text:p><text:s/>1 - 155 -- 156 - 252 -- 253 - 286 -- </text:p>
          </table:table-cell>
          <table:table-cell office:value-type="float" office:value="87.06" calcext:value-type="float">
            <text:p>87.06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dz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5 - A <text:s/>142 - <text:s/>1 <text:s/>A <text:s/>143 - A <text:s/>215 - </text:p>
          </table:table-cell>
          <table:table-cell office:value-type="string" calcext:value-type="string">
            <text:p><text:s/>5 - 143 -- 144 - 215 -- </text:p>
          </table:table-cell>
          <table:table-cell office:value-type="float" office:value="99.53" calcext:value-type="float">
            <text:p>99.53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rk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29 - <text:s/>1 <text:s/>A <text:s/>130 - A <text:s/>258 - </text:p>
          </table:table-cell>
          <table:table-cell office:value-type="string" calcext:value-type="string">
            <text:p><text:s/>1 - 129 -- 130 - 258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b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 <text:s/>A <text:s text:c="3"/>5 - A <text:s text:c="2"/>87 - <text:s/>A <text:s/>187 - A <text:s/>292 - <text:s/>A <text:s/>412 - A <text:s/>463 - <text:s/>2 <text:s/>A <text:s text:c="2"/>88 - A <text:s/>186 - <text:s/>A <text:s/>293 - A <text:s/>411 - </text:p>
          </table:table-cell>
          <table:table-cell office:value-type="string" calcext:value-type="string">
            <text:p><text:s/>5 - 45 203 - 295 410 - 463 -- 46 - 202 296 - 409 -- </text:p>
          </table:table-cell>
          <table:table-cell office:value-type="float" office:value="86.27" calcext:value-type="float">
            <text:p>86.27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j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0 - A <text:s/>149 - <text:s/>1 <text:s/>A <text:s/>150 - A <text:s/>310 - <text:s/>1 <text:s/>A <text:s/>311 - A <text:s/>399 - </text:p>
          </table:table-cell>
          <table:table-cell office:value-type="string" calcext:value-type="string">
            <text:p><text:s/>0 - 141 -- 142 - 185 259 - 308 -- 186 - 258 309 - 399 -- </text:p>
          </table:table-cell>
          <table:table-cell office:value-type="float" office:value="79.25" calcext:value-type="float">
            <text:p>79.25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t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B <text:s text:c="2"/>61 - B <text:s text:c="2"/>71 - <text:s/>B <text:s/>158 - B <text:s/>240 - <text:s/>1 <text:s/>B <text:s text:c="2"/>72 - B <text:s/>157 - </text:p>
          </table:table-cell>
          <table:table-cell office:value-type="string" calcext:value-type="string">
            <text:p><text:s/>159 - 240 -- 61 - 158 -- </text:p>
          </table:table-cell>
          <table:table-cell office:value-type="float" office:value="93.33" calcext:value-type="float">
            <text:p>93.33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ki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81 - A <text:s/>162 - <text:s/>1 <text:s/>A <text:s/>163 - A <text:s/>250 - <text:s/>1 <text:s/>A <text:s/>251 - A <text:s/>333 - </text:p>
          </table:table-cell>
          <table:table-cell office:value-type="string" calcext:value-type="string">
            <text:p><text:s/>81 - 161 -- 162 - 248 -- 249 - 333 -- </text:p>
          </table:table-cell>
          <table:table-cell office:value-type="float" office:value="98.81" calcext:value-type="float">
            <text:p>98.81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x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<text:s/>A <text:s text:c="2"/>41 - A <text:s/>395 - <text:s/>1 <text:s/>A <text:s/>396 - A <text:s/>576 - <text:s/>1 <text:s/>A <text:s/>577 - A <text:s/>665 - <text:s/>2 <text:s/>A <text:s/>666 - A <text:s/>685 - <text:s/>A <text:s/>862 - A 1011 - <text:s/>1 <text:s/>A <text:s/>686 - A <text:s/>861 - </text:p>
          </table:table-cell>
          <table:table-cell office:value-type="string" calcext:value-type="string">
            <text:p><text:s/>41 - 75 130 - 317 -- 318 - 347 389 - 573 -- 76 - 129 574 - 668 -- 348 - 388 669 - 685 866 - 1011 -- 686 - 865 -- </text:p>
          </table:table-cell>
          <table:table-cell office:value-type="float" office:value="85.38" calcext:value-type="float">
            <text:p>85.38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mi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 <text:s/>A 2399 - A 2589 - <text:s/>1 <text:s/>A 2590 - A 2719 - <text:s/>2 <text:s/>A 2720 - A 2752 - <text:s/>A 2887 - A 2970 - <text:s/>1 <text:s/>A 2753 - A 2886 - <text:s/>1 <text:s/>A 2971 - A 3103 - </text:p>
          </table:table-cell>
          <table:table-cell office:value-type="string" calcext:value-type="string">
            <text:p><text:s/>2399 - 2588 -- 2589 - 2737 -- 2738 - 2807 2880 - 2970 3060 - 3061 -- 2808 - 2879 -- 2971 - 3059 3062 - 3103 -- </text:p>
          </table:table-cell>
          <table:table-cell office:value-type="float" office:value="88.23" calcext:value-type="float">
            <text:p>88.23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j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3"/>1 - A <text:s/>438 - <text:s/>1 <text:s/>A <text:s/>439 - A <text:s/>599 - <text:s/>1 <text:s/>A <text:s/>600 - A <text:s/>739 - <text:s/>1 <text:s/>A <text:s/>740 - A <text:s/>956 - </text:p>
          </table:table-cell>
          <table:table-cell office:value-type="string" calcext:value-type="string">
            <text:p><text:s/>1 - 439 -- 440 - 604 -- 605 - 741 839 - 867 -- 742 - 838 868 - 956 -- </text:p>
          </table:table-cell>
          <table:table-cell office:value-type="float" office:value="96.13" calcext:value-type="float">
            <text:p>96.13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qr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/>103 - <text:s/>A <text:s/>207 - A <text:s/>228 - <text:s/>1 <text:s/>A <text:s/>104 - A <text:s/>206 - </text:p>
          </table:table-cell>
          <table:table-cell office:value-type="string" calcext:value-type="string">
            <text:p><text:s/>1 - 102 -- 103 - 228 -- </text:p>
          </table:table-cell>
          <table:table-cell office:value-type="float" office:value="89.91" calcext:value-type="float">
            <text:p>89.91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d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59 - <text:s/>1 <text:s/>A <text:s text:c="2"/>60 - A <text:s/>149 - </text:p>
          </table:table-cell>
          <table:table-cell office:value-type="string" calcext:value-type="string">
            <text:p><text:s/>1 - 59 -- 60 - 149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q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5 - A <text:s/>205 - <text:s/>1 <text:s/>A <text:s/>206 - A <text:s/>290 - </text:p>
          </table:table-cell>
          <table:table-cell office:value-type="string" calcext:value-type="string">
            <text:p><text:s/>5 - 59 82 - 198 -- 60 - 81 199 - 290 -- </text:p>
          </table:table-cell>
          <table:table-cell office:value-type="float" office:value="89.86" calcext:value-type="float">
            <text:p>89.86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h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00 - <text:s/>1 <text:s/>A <text:s/>101 - A <text:s/>206 - </text:p>
          </table:table-cell>
          <table:table-cell office:value-type="string" calcext:value-type="string">
            <text:p><text:s/>1 - 99 -- 100 - 206 -- </text:p>
          </table:table-cell>
          <table:table-cell office:value-type="float" office:value="99.51" calcext:value-type="float">
            <text:p>99.51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128 - <text:s/>1 <text:s/>A <text:s/>129 - A <text:s/>280 - </text:p>
          </table:table-cell>
          <table:table-cell office:value-type="string" calcext:value-type="string">
            <text:p><text:s/>12 - 203 -- 203 - 280 -- </text:p>
          </table:table-cell>
          <table:table-cell office:value-type="float" office:value="69.89" calcext:value-type="float">
            <text:p>69.89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r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80 - <text:s/>1 <text:s/>A <text:s/>181 - A <text:s/>221 - </text:p>
          </table:table-cell>
          <table:table-cell office:value-type="string" calcext:value-type="string">
            <text:p><text:s/>1 - 147 -- 148 - 221 -- </text:p>
          </table:table-cell>
          <table:table-cell office:value-type="float" office:value="85.07" calcext:value-type="float">
            <text:p>85.07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gi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3 - A <text:s/>211 - <text:s/>1 <text:s/>A <text:s/>212 - A <text:s/>413 - </text:p>
          </table:table-cell>
          <table:table-cell office:value-type="string" calcext:value-type="string">
            <text:p><text:s/>3 - 209 -- 210 - 413 -- </text:p>
          </table:table-cell>
          <table:table-cell office:value-type="float" office:value="99.51" calcext:value-type="float">
            <text:p>99.51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b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2 - A <text:s text:c="2"/>52 - <text:s/>A <text:s/>178 - A <text:s/>232 - <text:s/>1 <text:s/>A <text:s text:c="2"/>53 - A <text:s/>177 - </text:p>
          </table:table-cell>
          <table:table-cell office:value-type="string" calcext:value-type="string">
            <text:p><text:s/>2 - 52 179 - 232 -- 53 - 178 -- </text:p>
          </table:table-cell>
          <table:table-cell office:value-type="float" office:value="99.57" calcext:value-type="float">
            <text:p>99.57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a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246 - <text:s/>1 <text:s/>A <text:s/>247 - A <text:s/>452 - </text:p>
          </table:table-cell>
          <table:table-cell office:value-type="string" calcext:value-type="string">
            <text:p><text:s/>1 - 247 -- 248 - 452 -- </text:p>
          </table:table-cell>
          <table:table-cell office:value-type="float" office:value="99.78" calcext:value-type="float">
            <text:p>99.78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uk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 <text:s/>G <text:s text:c="3"/>5 - G <text:s text:c="2"/>61 - <text:s/>G <text:s/>232 - G <text:s/>305 - <text:s/>G <text:s/>398 - G <text:s/>446 - <text:s/>2 <text:s/>G <text:s text:c="2"/>62 - G <text:s/>126 - <text:s/>G <text:s/>306 - G <text:s/>397 - <text:s/>1 <text:s/>G <text:s/>127 - G <text:s/>231 - </text:p>
          </table:table-cell>
          <table:table-cell office:value-type="string" calcext:value-type="string">
            <text:p><text:s/>5 - 47 242 - 342 397 - 446 -- 48 - 122 343 - 396 -- 123 - 241 -- </text:p>
          </table:table-cell>
          <table:table-cell office:value-type="float" office:value="85.07" calcext:value-type="float">
            <text:p>85.07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h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/>170 - <text:s/>1 <text:s/>A <text:s/>171 - A <text:s/>234 - </text:p>
          </table:table-cell>
          <table:table-cell office:value-type="string" calcext:value-type="string">
            <text:p><text:s/>32 - 160 -- 2 - 31 161 - 234 -- </text:p>
          </table:table-cell>
          <table:table-cell office:value-type="float" office:value="82.83" calcext:value-type="float">
            <text:p>82.83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tv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5 - A <text:s/>314 - <text:s/>1 <text:s/>A <text:s/>315 - A <text:s/>383 - </text:p>
          </table:table-cell>
          <table:table-cell office:value-type="string" calcext:value-type="string">
            <text:p><text:s/>69 - 301 -- 15 - 68 302 - 383 -- </text:p>
          </table:table-cell>
          <table:table-cell office:value-type="float" office:value="81.84" calcext:value-type="float">
            <text:p>81.84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dx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I <text:s/>345 - I <text:s/>389 - <text:s/>1 <text:s/>I <text:s/>390 - I <text:s/>422 - <text:s/>1 <text:s/>I <text:s/>423 - I <text:s/>462 - </text:p>
          </table:table-cell>
          <table:table-cell office:value-type="string" calcext:value-type="string">
            <text:p><text:s/>345 - 386 -- 387 - 424 441 - 442 -- 425 - 440 443 - 462 -- </text:p>
          </table:table-cell>
          <table:table-cell office:value-type="float" office:value="94.07" calcext:value-type="float">
            <text:p>94.07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o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-1 - A <text:s/>120 - <text:s/>1 <text:s/>A <text:s/>121 - A <text:s/>187 - </text:p>
          </table:table-cell>
          <table:table-cell office:value-type="string" calcext:value-type="string">
            <text:p><text:s/>-1 - 124 -- 125 - 187 -- </text:p>
          </table:table-cell>
          <table:table-cell office:value-type="float" office:value="97.88" calcext:value-type="float">
            <text:p>97.88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f5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44 - <text:s/>1 <text:s/>A <text:s text:c="2"/>45 - A <text:s text:c="2"/>85 - </text:p>
          </table:table-cell>
          <table:table-cell office:value-type="string" calcext:value-type="string">
            <text:p><text:s/>1 - 47 -- 48 - 85 -- </text:p>
          </table:table-cell>
          <table:table-cell office:value-type="float" office:value="96.47" calcext:value-type="float">
            <text:p>96.47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ov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24 - A <text:s/>145 - <text:s/>1 <text:s/>A <text:s/>146 - A <text:s/>252 - </text:p>
          </table:table-cell>
          <table:table-cell office:value-type="string" calcext:value-type="string">
            <text:p><text:s/>24 - 144 -- 145 - 252 -- </text:p>
          </table:table-cell>
          <table:table-cell office:value-type="float" office:value="99.56" calcext:value-type="float">
            <text:p>99.56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b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35 - A <text:s/>125 - <text:s/>1 <text:s/>A <text:s/>126 - A <text:s/>210 - </text:p>
          </table:table-cell>
          <table:table-cell office:value-type="string" calcext:value-type="string">
            <text:p><text:s/>35 - 125 -- 126 - 210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o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-1 - A <text:s/>150 - <text:s/>1 <text:s/>A <text:s/>151 - A <text:s/>354 - </text:p>
          </table:table-cell>
          <table:table-cell office:value-type="string" calcext:value-type="string">
            <text:p><text:s/>-1 - 190 -- 191 - 354 -- </text:p>
          </table:table-cell>
          <table:table-cell office:value-type="float" office:value="88.76" calcext:value-type="float">
            <text:p>88.76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4 - A <text:s text:c="2"/>82 - <text:s/>1 <text:s/>A <text:s text:c="2"/>83 - A <text:s/>199 - <text:s/>1 <text:s/>A <text:s/>201 - A <text:s/>297 - </text:p>
          </table:table-cell>
          <table:table-cell office:value-type="string" calcext:value-type="string">
            <text:p><text:s/>4 - 98 -- 99 - 198 -- 199 - 297 -- 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y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23 - A <text:s/>136 - <text:s/>1 <text:s/>A <text:s/>137 - A <text:s/>248 - </text:p>
          </table:table-cell>
          <table:table-cell office:value-type="string" calcext:value-type="string">
            <text:p><text:s/>23 - 135 241 - 248 -- 136 - 240 -- </text:p>
          </table:table-cell>
          <table:table-cell office:value-type="float" office:value="96.02" calcext:value-type="float">
            <text:p>96.02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db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198 - A <text:s/>421 - <text:s/>1 <text:s/>A <text:s/>423 - A <text:s/>550 - </text:p>
          </table:table-cell>
          <table:table-cell office:value-type="string" calcext:value-type="string">
            <text:p><text:s/>198 - 314 339 - 404 -- 315 - 338 405 - 550 -- </text:p>
          </table:table-cell>
          <table:table-cell office:value-type="float" office:value="88.35" calcext:value-type="float">
            <text:p>88.35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k7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<text:s text:c="3"/>2 - A <text:s text:c="2"/>42 - <text:s/>1 <text:s/>A <text:s text:c="2"/>43 - A <text:s text:c="2"/>85 - <text:s/>1 <text:s/>A <text:s text:c="2"/>86 - A <text:s/>128 - <text:s/>1 <text:s/>A <text:s/>129 - A <text:s/>171 - </text:p>
          </table:table-cell>
          <table:table-cell office:value-type="string" calcext:value-type="string">
            <text:p><text:s/>2 - 57 -- 58 - 85 -- 86 - 143 -- 144 - 171 -- </text:p>
          </table:table-cell>
          <table:table-cell office:value-type="float" office:value="82.35" calcext:value-type="float">
            <text:p>82.35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s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<text:s text:c="2"/>40 - B <text:s/>515 - <text:s/>1 <text:s/>B <text:s/>516 - B <text:s/>564 - </text:p>
          </table:table-cell>
          <table:table-cell office:value-type="string" calcext:value-type="string">
            <text:p><text:s/>73 - 296 382 - 424 -- 297 - 381 425 - 564 -- </text:p>
          </table:table-cell>
          <table:table-cell office:value-type="float" office:value="60.19" calcext:value-type="float">
            <text:p>60.19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o4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/>106 - <text:s/>A <text:s/>262 - A <text:s/>273 - <text:s/>1 <text:s/>A <text:s/>107 - A <text:s/>261 - </text:p>
          </table:table-cell>
          <table:table-cell office:value-type="string" calcext:value-type="string">
            <text:p><text:s/>1 - 109 -- 110 - 273 -- </text:p>
          </table:table-cell>
          <table:table-cell office:value-type="float" office:value="94.51" calcext:value-type="float">
            <text:p>94.51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aq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 text:c="2"/>89 - <text:s/>1 <text:s/>A <text:s text:c="2"/>90 - A <text:s/>136 - </text:p>
          </table:table-cell>
          <table:table-cell office:value-type="string" calcext:value-type="string">
            <text:p><text:s/>2 - 88 -- 89 - 136 -- </text:p>
          </table:table-cell>
          <table:table-cell office:value-type="float" office:value="99.26" calcext:value-type="float">
            <text:p>99.26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h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34 - A <text:s/>125 - <text:s/>1 <text:s/>A <text:s/>126 - A <text:s/>209 - <text:s/>1 <text:s/>A <text:s/>210 - A <text:s/>289 - </text:p>
          </table:table-cell>
          <table:table-cell office:value-type="string" calcext:value-type="string">
            <text:p><text:s/>36 - 125 -- 126 - 225 -- 225 - 289 -- </text:p>
          </table:table-cell>
          <table:table-cell office:value-type="float" office:value="93.36" calcext:value-type="float">
            <text:p>93.36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f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123 - A <text:s/>191 - <text:s/>1 <text:s/>A <text:s/>203 - A <text:s/>362 - </text:p>
          </table:table-cell>
          <table:table-cell office:value-type="string" calcext:value-type="string">
            <text:p><text:s/>123 - 202 -- 203 - 362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l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/>109 - <text:s/>2 <text:s/>A <text:s/>110 - A <text:s/>131 - <text:s/>A <text:s/>151 - A <text:s/>377 - <text:s/>2 <text:s/>A <text:s/>143 - A <text:s/>147 - <text:s/>A <text:s/>378 - A <text:s/>628 - </text:p>
          </table:table-cell>
          <table:table-cell office:value-type="string" calcext:value-type="string">
            <text:p><text:s/>1 - 189 411 - 435 513 - 537 586 - 587 -- 190 - 378 -- 379 - 410 436 - 512 538 - 585 588 - 628 -- </text:p>
          </table:table-cell>
          <table:table-cell office:value-type="float" office:value="80.62" calcext:value-type="float">
            <text:p>80.62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e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3 - A <text:s/>103 - <text:s/>1 <text:s/>A <text:s/>104 - A <text:s/>341 - <text:s/>1 <text:s/>A <text:s/>343 - A <text:s/>498 - </text:p>
          </table:table-cell>
          <table:table-cell office:value-type="string" calcext:value-type="string">
            <text:p><text:s/>3 - 104 159 - 216 -- 105 - 158 217 - 338 -- 339 - 497 -- </text:p>
          </table:table-cell>
          <table:table-cell office:value-type="float" office:value="87.27" calcext:value-type="float">
            <text:p>87.27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a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B 1108 - B 1206 - <text:s/>1 <text:s/>B 1207 - B 1300 - </text:p>
          </table:table-cell>
          <table:table-cell office:value-type="string" calcext:value-type="string">
            <text:p><text:s/>1108 - 1206 -- 1207 - 1300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d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/>389 - A <text:s/>523 - <text:s/>1 <text:s/>A <text:s/>524 - A <text:s/>599 - </text:p>
          </table:table-cell>
          <table:table-cell office:value-type="string" calcext:value-type="string">
            <text:p><text:s/>389 - 530 -- 531 - 599 -- </text:p>
          </table:table-cell>
          <table:table-cell office:value-type="float" office:value="96.68" calcext:value-type="float">
            <text:p>96.68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v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2 - A <text:s/>150 - <text:s/>1 <text:s/>A <text:s/>151 - A <text:s/>284 - <text:s/>1 <text:s/>A <text:s/>285 - A <text:s/>432 - </text:p>
          </table:table-cell>
          <table:table-cell office:value-type="string" calcext:value-type="string">
            <text:p><text:s/>2 - 148 -- 149 - 285 -- 286 - 327 329 - 391 393 - 432 -- </text:p>
          </table:table-cell>
          <table:table-cell office:value-type="float" office:value="98.84" calcext:value-type="float">
            <text:p>98.84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b6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1 - A <text:s text:c="2"/>70 - <text:s/>2 <text:s/>A <text:s text:c="2"/>71 - A <text:s text:c="2"/>93 - <text:s/>A <text:s/>156 - A <text:s/>355 - <text:s/>1 <text:s/>A <text:s text:c="2"/>94 - A <text:s/>155 - </text:p>
          </table:table-cell>
          <table:table-cell office:value-type="string" calcext:value-type="string">
            <text:p><text:s/>1 - 78 210 - 274 -- 188 - 209 275 - 355 -- 79 - 187 -- </text:p>
          </table:table-cell>
          <table:table-cell office:value-type="float" office:value="66.2" calcext:value-type="float">
            <text:p>66.2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b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C <text:s text:c="3"/>4 - C <text:s text:c="2"/>89 - <text:s/>1 <text:s/>C <text:s text:c="2"/>90 - C <text:s/>199 - </text:p>
          </table:table-cell>
          <table:table-cell office:value-type="string" calcext:value-type="string">
            <text:p><text:s/>4 - 90 177 - 178 -- 91 - 176 179 - 199 -- </text:p>
          </table:table-cell>
          <table:table-cell office:value-type="float" office:value="98.47" calcext:value-type="float">
            <text:p>98.47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eg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 text:c="2"/>35 - <text:s/>A <text:s/>165 - A <text:s/>447 - <text:s/>1 <text:s/>A <text:s text:c="2"/>36 - A <text:s/>164 - </text:p>
          </table:table-cell>
          <table:table-cell office:value-type="string" calcext:value-type="string">
            <text:p><text:s/>1 - 41 157 - 184 186 - 447 -- 42 - 156 -- </text:p>
          </table:table-cell>
          <table:table-cell office:value-type="float" office:value="96.64" calcext:value-type="float">
            <text:p>96.64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r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2"/>62 - A <text:s/>138 - <text:s/>1 <text:s/>A <text:s/>139 - A <text:s/>213 - <text:s/>1 <text:s/>A <text:s/>214 - A <text:s/>305 - </text:p>
          </table:table-cell>
          <table:table-cell office:value-type="string" calcext:value-type="string">
            <text:p><text:s/>62 - 143 -- 144 - 220 -- 221 - 305 -- </text:p>
          </table:table-cell>
          <table:table-cell office:value-type="float" office:value="95.08" calcext:value-type="float">
            <text:p>95.08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 text:c="3"/>1 - A <text:s/>195 - <text:s/>A <text:s/>391 - A <text:s/>630 - <text:s/>1 <text:s/>A <text:s/>196 - A <text:s/>390 - <text:s/>1 <text:s/>A <text:s/>631 - A <text:s/>821 - </text:p>
          </table:table-cell>
          <table:table-cell office:value-type="string" calcext:value-type="string">
            <text:p><text:s/>79 - 198 401 - 599 -- 199 - 400 -- 1 - 78 600 - 821 -- </text:p>
          </table:table-cell>
          <table:table-cell office:value-type="float" office:value="85.14" calcext:value-type="float">
            <text:p>85.14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d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 <text:s/>A 1262 - A 1386 - <text:s/>1 <text:s/>A 1139 - A 1261 - <text:s/>1 <text:s/>A 1008 - A 1138 - <text:s/>1 <text:s/>A 1387 - A 1493 - </text:p>
          </table:table-cell>
          <table:table-cell office:value-type="string" calcext:value-type="string">
            <text:p><text:s/>1260 - 1382 -- 1140 - 1217 1219 - 1259 -- 1008 - 1139 -- 1383 - 1493 -- </text:p>
          </table:table-cell>
          <table:table-cell office:value-type="float" office:value="98.35" calcext:value-type="float">
            <text:p>98.35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f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79 - <text:s/>1 <text:s/>A <text:s text:c="2"/>80 - A <text:s/>171 - </text:p>
          </table:table-cell>
          <table:table-cell office:value-type="string" calcext:value-type="string">
            <text:p><text:s/>1 - 78 -- 79 - 171 -- </text:p>
          </table:table-cell>
          <table:table-cell office:value-type="float" office:value="99.42" calcext:value-type="float">
            <text:p>99.42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px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60 - <text:s/>1 <text:s/>A <text:s/>161 - A <text:s/>346 - </text:p>
          </table:table-cell>
          <table:table-cell office:value-type="string" calcext:value-type="string">
            <text:p><text:s/>23 - 198 -- 1 - 22 199 - 346 -- </text:p>
          </table:table-cell>
          <table:table-cell office:value-type="float" office:value="82.66" calcext:value-type="float">
            <text:p>82.66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c5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35 - A <text:s/>165 - <text:s/>1 <text:s/>A <text:s/>166 - A <text:s/>431 - </text:p>
          </table:table-cell>
          <table:table-cell office:value-type="string" calcext:value-type="string">
            <text:p><text:s/>35 - 165 -- 166 - 431 -- 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q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5 - A <text:s/>129 - <text:s/>1 <text:s/>A <text:s/>130 - A <text:s/>285 - <text:s/>1 <text:s/>A <text:s/>286 - A <text:s/>432 - </text:p>
          </table:table-cell>
          <table:table-cell office:value-type="string" calcext:value-type="string">
            <text:p><text:s/>5 - 145 -- 146 - 281 -- 283 - 371 373 - 432 -- </text:p>
          </table:table-cell>
          <table:table-cell office:value-type="float" office:value="95.09" calcext:value-type="float">
            <text:p>95.09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fu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18 - <text:s/>1 <text:s/>A <text:s/>119 - A <text:s/>178 - </text:p>
          </table:table-cell>
          <table:table-cell office:value-type="string" calcext:value-type="string">
            <text:p><text:s/>1 - 141 -- 142 - 178 -- </text:p>
          </table:table-cell>
          <table:table-cell office:value-type="float" office:value="87.08" calcext:value-type="float">
            <text:p>87.08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d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 text:c="3"/>1 - A <text:s/>104 - <text:s/>A <text:s/>230 - A <text:s/>235 - <text:s/>1 <text:s/>A <text:s/>105 - A <text:s/>229 - </text:p>
          </table:table-cell>
          <table:table-cell office:value-type="string" calcext:value-type="string">
            <text:p><text:s/>1 - 122 -- 123 - 235 -- </text:p>
          </table:table-cell>
          <table:table-cell office:value-type="float" office:value="89.79" calcext:value-type="float">
            <text:p>89.79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q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/>244 - A <text:s/>394 - <text:s/>1 <text:s/>A <text:s/>395 - A <text:s/>459 - <text:s/>1 <text:s/>A <text:s/>460 - A <text:s/>527 - </text:p>
          </table:table-cell>
          <table:table-cell office:value-type="string" calcext:value-type="string">
            <text:p><text:s/>272 - 393 -- 394 - 450 -- 451 - 527 -- </text:p>
          </table:table-cell>
          <table:table-cell office:value-type="float" office:value="86.62" calcext:value-type="float">
            <text:p>86.62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a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 <text:s/>A <text:s text:c="2"/>17 - A <text:s/>143 - <text:s/>A <text:s/>403 - A <text:s/>519 - <text:s/>2 <text:s/>A <text:s/>144 - A <text:s/>213 - <text:s/>A <text:s/>367 - A <text:s/>402 - <text:s/>1 <text:s/>A <text:s/>214 - A <text:s/>366 - </text:p>
          </table:table-cell>
          <table:table-cell office:value-type="string" calcext:value-type="string">
            <text:p><text:s/>17 - 42 96 - 142 408 - 519 -- 43 - 95 143 - 214 366 - 407 -- 215 - 365 -- </text:p>
          </table:table-cell>
          <table:table-cell office:value-type="float" office:value="87.87" calcext:value-type="float">
            <text:p>87.87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o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 <text:s/>A <text:s text:c="3"/>7 - A <text:s/>161 - <text:s/>1 <text:s/>A <text:s/>162 - A <text:s/>303 - <text:s/>1 <text:s/>A <text:s/>305 - A <text:s/>373 - </text:p>
          </table:table-cell>
          <table:table-cell office:value-type="string" calcext:value-type="string">
            <text:p><text:s/>7 - 160 -- 161 - 288 -- 289 - 373 -- </text:p>
          </table:table-cell>
          <table:table-cell office:value-type="float" office:value="95.63" calcext:value-type="float">
            <text:p>95.6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e2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6 - A <text:s text:c="2"/>79 - <text:s/>1 <text:s/>A <text:s text:c="2"/>80 - A <text:s/>227 - </text:p>
          </table:table-cell>
          <table:table-cell office:value-type="string" calcext:value-type="string">
            <text:p><text:s/>6 - 74 74 - 94 -- 95 - 227 -- </text:p>
          </table:table-cell>
          <table:table-cell office:value-type="float" office:value="93.24" calcext:value-type="float">
            <text:p>93.24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b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 text:c="2"/>26 - <text:s/>1 <text:s/>A <text:s text:c="2"/>27 - A <text:s text:c="2"/>57 - </text:p>
          </table:table-cell>
          <table:table-cell office:value-type="string" calcext:value-type="string">
            <text:p><text:s/>1 - 27 -- 28 - 57 -- </text:p>
          </table:table-cell>
          <table:table-cell office:value-type="float" office:value="98.25" calcext:value-type="float">
            <text:p>98.25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y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2 - A <text:s text:c="2"/>47 - <text:s/>1 <text:s/>A <text:s text:c="2"/>48 - A <text:s/>164 - </text:p>
          </table:table-cell>
          <table:table-cell office:value-type="string" calcext:value-type="string">
            <text:p><text:s/>2 - 53 -- 54 - 164 -- </text:p>
          </table:table-cell>
          <table:table-cell office:value-type="float" office:value="96.32" calcext:value-type="float">
            <text:p>96.32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j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2503 - A 2786 - <text:s/>1 <text:s/>A 2787 - A 2892 - </text:p>
          </table:table-cell>
          <table:table-cell office:value-type="string" calcext:value-type="string">
            <text:p><text:s/>2503 - 2631 2678 - 2772 -- 2632 - 2677 2773 - 2892 -- </text:p>
          </table:table-cell>
          <table:table-cell office:value-type="float" office:value="84.62" calcext:value-type="float">
            <text:p>84.62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a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73 - <text:s/>1 <text:s/>A <text:s/>174 - A <text:s/>440 - </text:p>
          </table:table-cell>
          <table:table-cell office:value-type="string" calcext:value-type="string">
            <text:p><text:s/>1 - 180 -- 181 - 440 -- </text:p>
          </table:table-cell>
          <table:table-cell office:value-type="float" office:value="98.41" calcext:value-type="float">
            <text:p>98.41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3"/>1 - A <text:s/>158 - <text:s/>1 <text:s/>A <text:s/>159 - A <text:s/>215 - </text:p>
          </table:table-cell>
          <table:table-cell office:value-type="string" calcext:value-type="string">
            <text:p><text:s/>1 - 160 -- 161 - 215 -- </text:p>
          </table:table-cell>
          <table:table-cell office:value-type="float" office:value="99.07" calcext:value-type="float">
            <text:p>99.07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h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57 - A <text:s/>272 - <text:s/>2 <text:s/>A <text:s text:c="3"/>9 - A <text:s text:c="2"/>56 - <text:s/>A <text:s/>273 - A <text:s/>502 - </text:p>
          </table:table-cell>
          <table:table-cell office:value-type="string" calcext:value-type="string">
            <text:p><text:s/>46 - 310 388 - 421 -- 9 - 45 311 - 387 422 - 502 -- </text:p>
          </table:table-cell>
          <table:table-cell office:value-type="float" office:value="83.2" calcext:value-type="float">
            <text:p>83.2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d5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 <text:s/>A <text:s text:c="2"/>14 - A <text:s/>187 - <text:s/>1 <text:s/>A <text:s/>188 - A <text:s/>351 - </text:p>
          </table:table-cell>
          <table:table-cell office:value-type="string" calcext:value-type="string">
            <text:p><text:s/>14 - 188 -- 189 - 351 -- </text:p>
          </table:table-cell>
          <table:table-cell office:value-type="float" office:value="99.7" calcext:value-type="float">
            <text:p>99.7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q4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 <text:s/>A <text:s/>372 - A <text:s/>411 - <text:s/>A <text:s/>509 - A <text:s/>593 - <text:s/>1 <text:s/>A <text:s/>412 - A <text:s/>508 - </text:p>
          </table:table-cell>
          <table:table-cell office:value-type="string" calcext:value-type="string">
            <text:p><text:s/>372 - 410 528 - 593 -- 411 - 527 -- </text:p>
          </table:table-cell>
          <table:table-cell office:value-type="float" office:value="90.99" calcext:value-type="float">
            <text:p>9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uracy is 92.1988545056</text:p>
          </table:table-cell>
          <table:table-cell table:number-columns-repeated="1023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1:26:14.080255225</dc:date>
    <meta:editing-duration>PT35S</meta:editing-duration>
    <meta:editing-cycles>1</meta:editing-cycles>
    <meta:document-statistic meta:table-count="1" meta:cell-count="1255" meta:object-count="0"/>
    <meta:generator>LibreOffice/4.4.7.2$Linux_X86_64 LibreOffice_project/40$Build-2</meta:generator>
  </office:meta>
</office:document-meta>
</file>